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163.9pt"/>
    </style:style>
    <style:style style:name="co8" style:family="table-column">
      <style:table-column-properties fo:break-before="auto" style:column-width="185.5pt"/>
    </style:style>
    <style:style style:name="co9" style:family="table-column">
      <style:table-column-properties fo:break-before="auto" style:column-width="197.04pt"/>
    </style:style>
    <style:style style:name="co10" style:family="table-column">
      <style:table-column-properties fo:break-before="auto" style:column-width="203.24pt"/>
    </style:style>
    <style:style style:name="co11" style:family="table-column">
      <style:table-column-properties fo:break-before="auto" style:column-width="219.2pt"/>
    </style:style>
    <style:style style:name="co12" style:family="table-column">
      <style:table-column-properties fo:break-before="auto" style:column-width="218.21pt"/>
    </style:style>
    <style:style style:name="co13" style:family="table-column">
      <style:table-column-properties fo:break-before="auto" style:column-width="225.4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PI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label_col</text:p>
          </table:table-cell>
          <table:table-cell office:value-type="string" calcext:value-type="string">
            <text:p>bucket_method</text:p>
          </table:table-cell>
          <table:table-cell office:value-type="string" calcext:value-type="string">
            <text:p>feat_encoding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nr_even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validation_BPI2017_7nrnl_regr.csv</text:p>
          </table:table-cell>
          <table:table-cell office:value-type="string" calcext:value-type="string">
            <text:p>validation_BPI2017_day_7drnl_regr.csv</text:p>
          </table:table-cell>
          <table:table-cell office:value-type="string" calcext:value-type="string">
            <text:p>validation_BPI2017_before_7brnl_regr.csv</text:p>
          </table:table-cell>
          <table:table-cell office:value-type="string" calcext:value-type="string">
            <text:p>validation_BPI2017_window_7wrnl_regr.csv</text:p>
          </table:table-cell>
          <table:table-cell office:value-type="string" calcext:value-type="string">
            <text:p>validation_BPI2017_day_7drnl_regr.csv</text:p>
          </table:table-cell>
          <table:table-cell office:value-type="string" calcext:value-type="string">
            <text:p>validation_BPI2017_before_7brnl_regr.csv</text:p>
          </table:table-cell>
          <table:table-cell office:value-type="string" calcext:value-type="string">
            <text:p>validation_BPI2017_window_7wrnl_regr.csv</text:p>
          </table:table-cell>
          <table:table-cell/>
          <table:table-cell office:value-type="string" calcext:value-type="string">
            <text:p>validation_BPI2017_7nrni_regr.csv</text:p>
          </table:table-cell>
          <table:table-cell office:value-type="string" calcext:value-type="string">
            <text:p>validation_BPI2017_day_7drni_regr.csv</text:p>
          </table:table-cell>
          <table:table-cell office:value-type="string" calcext:value-type="string">
            <text:p>validation_BPI2017_before_7brni_regr.csv</text:p>
          </table:table-cell>
          <table:table-cell office:value-type="string" calcext:value-type="string">
            <text:p>validation_BPI2017_window_7wrni_regr.csv</text:p>
          </table:table-cell>
          <table:table-cell/>
          <table:table-cell office:value-type="string" calcext:value-type="string">
            <text:p>validation_BPI2017_day_7drni_regr.csv</text:p>
          </table:table-cell>
          <table:table-cell office:value-type="string" calcext:value-type="string">
            <text:p>validation_BPI2017_before_7brni_regr.csv</text:p>
          </table:table-cell>
          <table:table-cell office:value-type="string" calcext:value-type="string">
            <text:p>validation_BPI2017_window_7wrni_regr.csv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</text:p>
          </table:table-cell>
          <table:table-cell office:value-type="float" office:value="10.1614314605497" calcext:value-type="float">
            <text:p>10.1614314605497</text:p>
          </table:table-cell>
          <table:table-cell office:value-type="float" office:value="10.1635700313831" calcext:value-type="float">
            <text:p>10.1635700313831</text:p>
          </table:table-cell>
          <table:table-cell office:value-type="float" office:value="10.1617998903875" calcext:value-type="float">
            <text:p>10.1617998903875</text:p>
          </table:table-cell>
          <table:table-cell office:value-type="float" office:value="10.1645417334781" calcext:value-type="float">
            <text:p>10.1645417334781</text:p>
          </table:table-cell>
          <table:table-cell table:formula="of:=[.H2]-[.G2]" office:value-type="float" office:value="0.00213857083348223" calcext:value-type="float">
            <text:p>0.002138570833482</text:p>
          </table:table-cell>
          <table:table-cell table:formula="of:=[.I2]-[.G2]" office:value-type="float" office:value="0.000368429837800832" calcext:value-type="float">
            <text:p>0.000368429837801</text:p>
          </table:table-cell>
          <table:table-cell table:formula="of:=[.J2]-[.G2]" office:value-type="float" office:value="0.00311027292841537" calcext:value-type="float">
            <text:p>0.003110272928415</text:p>
          </table:table-cell>
          <table:table-cell/>
          <table:table-cell office:value-type="float" office:value="10.1656394321623" calcext:value-type="float">
            <text:p>10.1656394321623</text:p>
          </table:table-cell>
          <table:table-cell office:value-type="float" office:value="10.1705508664148" calcext:value-type="float">
            <text:p>10.1705508664148</text:p>
          </table:table-cell>
          <table:table-cell office:value-type="float" office:value="10.1702846587215" calcext:value-type="float">
            <text:p>10.1702846587215</text:p>
          </table:table-cell>
          <table:table-cell office:value-type="float" office:value="10.167164526814" calcext:value-type="float">
            <text:p>10.167164526814</text:p>
          </table:table-cell>
          <table:table-cell/>
          <table:table-cell table:formula="of:=[.P2]-[.O2]" office:value-type="float" office:value="0.00491143425246143" calcext:value-type="float">
            <text:p>0.004911434252461</text:p>
          </table:table-cell>
          <table:table-cell table:formula="of:=[.Q2]-[.O2]" office:value-type="float" office:value="0.00464522655921584" calcext:value-type="float">
            <text:p>0.004645226559216</text:p>
          </table:table-cell>
          <table:table-cell table:formula="of:=[.R2]-[.O2]" office:value-type="float" office:value="0.0015250946516403" calcext:value-type="float">
            <text:p>0.00152509465164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</text:p>
          </table:table-cell>
          <table:table-cell office:value-type="float" office:value="10.2038428769893" calcext:value-type="float">
            <text:p>10.2038428769893</text:p>
          </table:table-cell>
          <table:table-cell office:value-type="float" office:value="10.2013424307138" calcext:value-type="float">
            <text:p>10.2013424307138</text:p>
          </table:table-cell>
          <table:table-cell office:value-type="float" office:value="10.2019604090513" calcext:value-type="float">
            <text:p>10.2019604090513</text:p>
          </table:table-cell>
          <table:table-cell office:value-type="float" office:value="10.2054938948733" calcext:value-type="float">
            <text:p>10.2054938948733</text:p>
          </table:table-cell>
          <table:table-cell table:formula="of:=[.H3]-[.G3]" office:value-type="float" office:value="-0.00250044627550139" calcext:value-type="float">
            <text:p>-0.002500446275501</text:p>
          </table:table-cell>
          <table:table-cell table:formula="of:=[.I3]-[.G3]" office:value-type="float" office:value="-0.00188246793801206" calcext:value-type="float">
            <text:p>-0.001882467938012</text:p>
          </table:table-cell>
          <table:table-cell table:formula="of:=[.J3]-[.G3]" office:value-type="float" office:value="0.00165101788397593" calcext:value-type="float">
            <text:p>0.001651017883976</text:p>
          </table:table-cell>
          <table:table-cell/>
          <table:table-cell office:value-type="float" office:value="10.0997437875499" calcext:value-type="float">
            <text:p>10.0997437875499</text:p>
          </table:table-cell>
          <table:table-cell office:value-type="float" office:value="10.0967439906359" calcext:value-type="float">
            <text:p>10.0967439906359</text:p>
          </table:table-cell>
          <table:table-cell office:value-type="float" office:value="10.0977300159376" calcext:value-type="float">
            <text:p>10.0977300159376</text:p>
          </table:table-cell>
          <table:table-cell office:value-type="float" office:value="10.0941043008947" calcext:value-type="float">
            <text:p>10.0941043008947</text:p>
          </table:table-cell>
          <table:table-cell/>
          <table:table-cell table:formula="of:=[.P3]-[.O3]" office:value-type="float" office:value="-0.00299979691402541" calcext:value-type="float">
            <text:p>-0.002999796914025</text:p>
          </table:table-cell>
          <table:table-cell table:formula="of:=[.Q3]-[.O3]" office:value-type="float" office:value="-0.00201377161226191" calcext:value-type="float">
            <text:p>-0.002013771612262</text:p>
          </table:table-cell>
          <table:table-cell table:formula="of:=[.R3]-[.O3]" office:value-type="float" office:value="-0.00563948665515568" calcext:value-type="float">
            <text:p>-0.00563948665515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</text:p>
          </table:table-cell>
          <table:table-cell office:value-type="float" office:value="10.2376601503232" calcext:value-type="float">
            <text:p>10.2376601503232</text:p>
          </table:table-cell>
          <table:table-cell office:value-type="float" office:value="10.2302420249131" calcext:value-type="float">
            <text:p>10.2302420249131</text:p>
          </table:table-cell>
          <table:table-cell office:value-type="float" office:value="10.2316397622764" calcext:value-type="float">
            <text:p>10.2316397622764</text:p>
          </table:table-cell>
          <table:table-cell office:value-type="float" office:value="10.2349673159515" calcext:value-type="float">
            <text:p>10.2349673159515</text:p>
          </table:table-cell>
          <table:table-cell table:formula="of:=[.H4]-[.G4]" office:value-type="float" office:value="-0.00741812541010845" calcext:value-type="float">
            <text:p>-0.007418125410108</text:p>
          </table:table-cell>
          <table:table-cell table:formula="of:=[.I4]-[.G4]" office:value-type="float" office:value="-0.00602038804683325" calcext:value-type="float">
            <text:p>-0.006020388046833</text:p>
          </table:table-cell>
          <table:table-cell table:formula="of:=[.J4]-[.G4]" office:value-type="float" office:value="-0.00269283437168966" calcext:value-type="float">
            <text:p>-0.00269283437169</text:p>
          </table:table-cell>
          <table:table-cell/>
          <table:table-cell office:value-type="float" office:value="10.0827600983099" calcext:value-type="float">
            <text:p>10.0827600983099</text:p>
          </table:table-cell>
          <table:table-cell office:value-type="float" office:value="10.0859804383186" calcext:value-type="float">
            <text:p>10.0859804383186</text:p>
          </table:table-cell>
          <table:table-cell office:value-type="float" office:value="10.0854350790758" calcext:value-type="float">
            <text:p>10.0854350790758</text:p>
          </table:table-cell>
          <table:table-cell office:value-type="float" office:value="10.0814409276002" calcext:value-type="float">
            <text:p>10.0814409276002</text:p>
          </table:table-cell>
          <table:table-cell/>
          <table:table-cell table:formula="of:=[.P4]-[.O4]" office:value-type="float" office:value="0.00322034000872229" calcext:value-type="float">
            <text:p>0.003220340008722</text:p>
          </table:table-cell>
          <table:table-cell table:formula="of:=[.Q4]-[.O4]" office:value-type="float" office:value="0.00267498076586925" calcext:value-type="float">
            <text:p>0.002674980765869</text:p>
          </table:table-cell>
          <table:table-cell table:formula="of:=[.R4]-[.O4]" office:value-type="float" office:value="-0.00131917070967091" calcext:value-type="float">
            <text:p>-0.00131917070967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</text:p>
          </table:table-cell>
          <table:table-cell office:value-type="float" office:value="10.2050621956075" calcext:value-type="float">
            <text:p>10.2050621956075</text:p>
          </table:table-cell>
          <table:table-cell office:value-type="float" office:value="10.2015134761368" calcext:value-type="float">
            <text:p>10.2015134761368</text:p>
          </table:table-cell>
          <table:table-cell office:value-type="float" office:value="10.2013936244367" calcext:value-type="float">
            <text:p>10.2013936244367</text:p>
          </table:table-cell>
          <table:table-cell office:value-type="float" office:value="10.2062823301976" calcext:value-type="float">
            <text:p>10.2062823301976</text:p>
          </table:table-cell>
          <table:table-cell table:formula="of:=[.H5]-[.G5]" office:value-type="float" office:value="-0.00354871947064339" calcext:value-type="float">
            <text:p>-0.003548719470643</text:p>
          </table:table-cell>
          <table:table-cell table:formula="of:=[.I5]-[.G5]" office:value-type="float" office:value="-0.00366857117078112" calcext:value-type="float">
            <text:p>-0.003668571170781</text:p>
          </table:table-cell>
          <table:table-cell table:formula="of:=[.J5]-[.G5]" office:value-type="float" office:value="0.00122013459015946" calcext:value-type="float">
            <text:p>0.001220134590159</text:p>
          </table:table-cell>
          <table:table-cell/>
          <table:table-cell office:value-type="float" office:value="10.0707598110047" calcext:value-type="float">
            <text:p>10.0707598110047</text:p>
          </table:table-cell>
          <table:table-cell office:value-type="float" office:value="10.0726115989024" calcext:value-type="float">
            <text:p>10.0726115989024</text:p>
          </table:table-cell>
          <table:table-cell office:value-type="float" office:value="10.0716145545878" calcext:value-type="float">
            <text:p>10.0716145545878</text:p>
          </table:table-cell>
          <table:table-cell office:value-type="float" office:value="10.0687560246006" calcext:value-type="float">
            <text:p>10.0687560246006</text:p>
          </table:table-cell>
          <table:table-cell/>
          <table:table-cell table:formula="of:=[.P5]-[.O5]" office:value-type="float" office:value="0.00185178789766383" calcext:value-type="float">
            <text:p>0.001851787897664</text:p>
          </table:table-cell>
          <table:table-cell table:formula="of:=[.Q5]-[.O5]" office:value-type="float" office:value="0.000854743583065698" calcext:value-type="float">
            <text:p>0.000854743583066</text:p>
          </table:table-cell>
          <table:table-cell table:formula="of:=[.R5]-[.O5]" office:value-type="float" office:value="-0.00200378640407806" calcext:value-type="float">
            <text:p>-0.00200378640407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</text:p>
          </table:table-cell>
          <table:table-cell office:value-type="float" office:value="10.164436681431" calcext:value-type="float">
            <text:p>10.164436681431</text:p>
          </table:table-cell>
          <table:table-cell office:value-type="float" office:value="10.1620633852048" calcext:value-type="float">
            <text:p>10.1620633852048</text:p>
          </table:table-cell>
          <table:table-cell office:value-type="float" office:value="10.1645072159599" calcext:value-type="float">
            <text:p>10.1645072159599</text:p>
          </table:table-cell>
          <table:table-cell office:value-type="float" office:value="10.1640901476077" calcext:value-type="float">
            <text:p>10.1640901476077</text:p>
          </table:table-cell>
          <table:table-cell table:formula="of:=[.H6]-[.G6]" office:value-type="float" office:value="-0.00237329622624749" calcext:value-type="float">
            <text:p>-0.002373296226247</text:p>
          </table:table-cell>
          <table:table-cell table:formula="of:=[.I6]-[.G6]" office:value-type="float" office:value="0.000070534528836319" calcext:value-type="float">
            <text:p>7.0534528836319E-05</text:p>
          </table:table-cell>
          <table:table-cell table:formula="of:=[.J6]-[.G6]" office:value-type="float" office:value="-0.000346533823316619" calcext:value-type="float">
            <text:p>-0.000346533823317</text:p>
          </table:table-cell>
          <table:table-cell/>
          <table:table-cell office:value-type="float" office:value="10.0619419872309" calcext:value-type="float">
            <text:p>10.0619419872309</text:p>
          </table:table-cell>
          <table:table-cell office:value-type="float" office:value="10.0621461064232" calcext:value-type="float">
            <text:p>10.0621461064232</text:p>
          </table:table-cell>
          <table:table-cell office:value-type="float" office:value="10.0596940813606" calcext:value-type="float">
            <text:p>10.0596940813606</text:p>
          </table:table-cell>
          <table:table-cell office:value-type="float" office:value="10.0565676695753" calcext:value-type="float">
            <text:p>10.0565676695753</text:p>
          </table:table-cell>
          <table:table-cell/>
          <table:table-cell table:formula="of:=[.P6]-[.O6]" office:value-type="float" office:value="0.000204119192220631" calcext:value-type="float">
            <text:p>0.000204119192221</text:p>
          </table:table-cell>
          <table:table-cell table:formula="of:=[.Q6]-[.O6]" office:value-type="float" office:value="-0.00224790587037482" calcext:value-type="float">
            <text:p>-0.002247905870375</text:p>
          </table:table-cell>
          <table:table-cell table:formula="of:=[.R6]-[.O6]" office:value-type="float" office:value="-0.00537431765566865" calcext:value-type="float">
            <text:p>-0.00537431765566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float" office:value="10.1942703561565" calcext:value-type="float">
            <text:p>10.1942703561565</text:p>
          </table:table-cell>
          <table:table-cell office:value-type="float" office:value="10.192635171539" calcext:value-type="float">
            <text:p>10.192635171539</text:p>
          </table:table-cell>
          <table:table-cell office:value-type="float" office:value="10.1934230501576" calcext:value-type="float">
            <text:p>10.1934230501576</text:p>
          </table:table-cell>
          <table:table-cell office:value-type="float" office:value="10.1945467417979" calcext:value-type="float">
            <text:p>10.1945467417979</text:p>
          </table:table-cell>
          <table:table-cell table:formula="of:=[.H7]-[.G7]" office:value-type="float" office:value="-0.00163518461748957" calcext:value-type="float">
            <text:p>-0.00163518461749</text:p>
          </table:table-cell>
          <table:table-cell table:formula="of:=[.I7]-[.G7]" office:value-type="float" office:value="-0.00084730599891536" calcext:value-type="float">
            <text:p>-0.000847305998915</text:p>
          </table:table-cell>
          <table:table-cell table:formula="of:=[.J7]-[.G7]" office:value-type="float" office:value="0.000276385641404531" calcext:value-type="float">
            <text:p>0.000276385641405</text:p>
          </table:table-cell>
          <table:table-cell/>
          <table:table-cell office:value-type="float" office:value="10.0526490822983" calcext:value-type="float">
            <text:p>10.0526490822983</text:p>
          </table:table-cell>
          <table:table-cell office:value-type="float" office:value="10.0550498475716" calcext:value-type="float">
            <text:p>10.0550498475716</text:p>
          </table:table-cell>
          <table:table-cell office:value-type="float" office:value="10.054091633798" calcext:value-type="float">
            <text:p>10.054091633798</text:p>
          </table:table-cell>
          <table:table-cell office:value-type="float" office:value="10.0478327784629" calcext:value-type="float">
            <text:p>10.0478327784629</text:p>
          </table:table-cell>
          <table:table-cell/>
          <table:table-cell table:formula="of:=[.P7]-[.O7]" office:value-type="float" office:value="0.00240076527336974" calcext:value-type="float">
            <text:p>0.00240076527337</text:p>
          </table:table-cell>
          <table:table-cell table:formula="of:=[.Q7]-[.O7]" office:value-type="float" office:value="0.00144255149973915" calcext:value-type="float">
            <text:p>0.001442551499739</text:p>
          </table:table-cell>
          <table:table-cell table:formula="of:=[.R7]-[.O7]" office:value-type="float" office:value="-0.00481630383540477" calcext:value-type="float">
            <text:p>-0.004816303835405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e</text:p>
          </table:table-cell>
          <table:table-cell office:value-type="float" office:value="10.1625642503194" calcext:value-type="float">
            <text:p>10.1625642503194</text:p>
          </table:table-cell>
          <table:table-cell office:value-type="float" office:value="10.1645245870579" calcext:value-type="float">
            <text:p>10.1645245870579</text:p>
          </table:table-cell>
          <table:table-cell office:value-type="float" office:value="10.1652289729752" calcext:value-type="float">
            <text:p>10.1652289729752</text:p>
          </table:table-cell>
          <table:table-cell office:value-type="float" office:value="10.1640777973742" calcext:value-type="float">
            <text:p>10.1640777973742</text:p>
          </table:table-cell>
          <table:table-cell table:formula="of:=[.H8]-[.G8]" office:value-type="float" office:value="0.00196033673845086" calcext:value-type="float">
            <text:p>0.001960336738451</text:p>
          </table:table-cell>
          <table:table-cell table:formula="of:=[.I8]-[.G8]" office:value-type="float" office:value="0.00266472265574436" calcext:value-type="float">
            <text:p>0.002664722655744</text:p>
          </table:table-cell>
          <table:table-cell table:formula="of:=[.J8]-[.G8]" office:value-type="float" office:value="0.00151354705477402" calcext:value-type="float">
            <text:p>0.001513547054774</text:p>
          </table:table-cell>
          <table:table-cell/>
          <table:table-cell office:value-type="float" office:value="10.035541088349" calcext:value-type="float">
            <text:p>10.035541088349</text:p>
          </table:table-cell>
          <table:table-cell office:value-type="float" office:value="10.0334928379779" calcext:value-type="float">
            <text:p>10.0334928379779</text:p>
          </table:table-cell>
          <table:table-cell office:value-type="float" office:value="10.0343564549201" calcext:value-type="float">
            <text:p>10.0343564549201</text:p>
          </table:table-cell>
          <table:table-cell office:value-type="float" office:value="10.0287008225109" calcext:value-type="float">
            <text:p>10.0287008225109</text:p>
          </table:table-cell>
          <table:table-cell/>
          <table:table-cell table:formula="of:=[.P8]-[.O8]" office:value-type="float" office:value="-0.00204825037109302" calcext:value-type="float">
            <text:p>-0.002048250371093</text:p>
          </table:table-cell>
          <table:table-cell table:formula="of:=[.Q8]-[.O8]" office:value-type="float" office:value="-0.00118463342890252" calcext:value-type="float">
            <text:p>-0.001184633428903</text:p>
          </table:table-cell>
          <table:table-cell table:formula="of:=[.R8]-[.O8]" office:value-type="float" office:value="-0.00684026583813591" calcext:value-type="float">
            <text:p>-0.00684026583813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e</text:p>
          </table:table-cell>
          <table:table-cell office:value-type="float" office:value="10.1498977308929" calcext:value-type="float">
            <text:p>10.1498977308929</text:p>
          </table:table-cell>
          <table:table-cell office:value-type="float" office:value="10.1520813437709" calcext:value-type="float">
            <text:p>10.1520813437709</text:p>
          </table:table-cell>
          <table:table-cell office:value-type="float" office:value="10.1533391951452" calcext:value-type="float">
            <text:p>10.1533391951452</text:p>
          </table:table-cell>
          <table:table-cell office:value-type="float" office:value="10.151358182663" calcext:value-type="float">
            <text:p>10.151358182663</text:p>
          </table:table-cell>
          <table:table-cell table:formula="of:=[.H9]-[.G9]" office:value-type="float" office:value="0.00218361287799418" calcext:value-type="float">
            <text:p>0.002183612877994</text:p>
          </table:table-cell>
          <table:table-cell table:formula="of:=[.I9]-[.G9]" office:value-type="float" office:value="0.00344146425221226" calcext:value-type="float">
            <text:p>0.003441464252212</text:p>
          </table:table-cell>
          <table:table-cell table:formula="of:=[.J9]-[.G9]" office:value-type="float" office:value="0.00146045177010379" calcext:value-type="float">
            <text:p>0.001460451770104</text:p>
          </table:table-cell>
          <table:table-cell/>
          <table:table-cell office:value-type="float" office:value="10.0214862176459" calcext:value-type="float">
            <text:p>10.0214862176459</text:p>
          </table:table-cell>
          <table:table-cell office:value-type="float" office:value="10.0158857761509" calcext:value-type="float">
            <text:p>10.0158857761509</text:p>
          </table:table-cell>
          <table:table-cell office:value-type="float" office:value="10.0153796690259" calcext:value-type="float">
            <text:p>10.0153796690259</text:p>
          </table:table-cell>
          <table:table-cell office:value-type="float" office:value="10.010981778001" calcext:value-type="float">
            <text:p>10.010981778001</text:p>
          </table:table-cell>
          <table:table-cell/>
          <table:table-cell table:formula="of:=[.P9]-[.O9]" office:value-type="float" office:value="-0.00560044149501238" calcext:value-type="float">
            <text:p>-0.005600441495012</text:p>
          </table:table-cell>
          <table:table-cell table:formula="of:=[.Q9]-[.O9]" office:value-type="float" office:value="-0.00610654861992899" calcext:value-type="float">
            <text:p>-0.006106548619929</text:p>
          </table:table-cell>
          <table:table-cell table:formula="of:=[.R9]-[.O9]" office:value-type="float" office:value="-0.0105044396448619" calcext:value-type="float">
            <text:p>-0.01050443964486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e</text:p>
          </table:table-cell>
          <table:table-cell office:value-type="float" office:value="10.1606770902252" calcext:value-type="float">
            <text:p>10.1606770902252</text:p>
          </table:table-cell>
          <table:table-cell office:value-type="float" office:value="10.1589359607424" calcext:value-type="float">
            <text:p>10.1589359607424</text:p>
          </table:table-cell>
          <table:table-cell office:value-type="float" office:value="10.1605615485142" calcext:value-type="float">
            <text:p>10.1605615485142</text:p>
          </table:table-cell>
          <table:table-cell office:value-type="float" office:value="10.1613601879103" calcext:value-type="float">
            <text:p>10.1613601879103</text:p>
          </table:table-cell>
          <table:table-cell table:formula="of:=[.H10]-[.G10]" office:value-type="float" office:value="-0.00174112948278982" calcext:value-type="float">
            <text:p>-0.00174112948279</text:p>
          </table:table-cell>
          <table:table-cell table:formula="of:=[.I10]-[.G10]" office:value-type="float" office:value="-0.000115541711000589" calcext:value-type="float">
            <text:p>-0.000115541711001</text:p>
          </table:table-cell>
          <table:table-cell table:formula="of:=[.J10]-[.G10]" office:value-type="float" office:value="0.000683097685055145" calcext:value-type="float">
            <text:p>0.000683097685055</text:p>
          </table:table-cell>
          <table:table-cell/>
          <table:table-cell office:value-type="float" office:value="10.0029591472262" calcext:value-type="float">
            <text:p>10.0029591472262</text:p>
          </table:table-cell>
          <table:table-cell office:value-type="float" office:value="9.9963463296588" calcext:value-type="float">
            <text:p>9.9963463296588</text:p>
          </table:table-cell>
          <table:table-cell office:value-type="float" office:value="9.99824185200985" calcext:value-type="float">
            <text:p>9.99824185200985</text:p>
          </table:table-cell>
          <table:table-cell office:value-type="float" office:value="9.99328866420343" calcext:value-type="float">
            <text:p>9.99328866420343</text:p>
          </table:table-cell>
          <table:table-cell/>
          <table:table-cell table:formula="of:=[.P10]-[.O10]" office:value-type="float" office:value="-0.00661281756743115" calcext:value-type="float">
            <text:p>-0.006612817567431</text:p>
          </table:table-cell>
          <table:table-cell table:formula="of:=[.Q10]-[.O10]" office:value-type="float" office:value="-0.00471729521637876" calcext:value-type="float">
            <text:p>-0.004717295216379</text:p>
          </table:table-cell>
          <table:table-cell table:formula="of:=[.R10]-[.O10]" office:value-type="float" office:value="-0.00967048302279849" calcext:value-type="float">
            <text:p>-0.00967048302279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float" office:value="10.0181624774309" calcext:value-type="float">
            <text:p>10.0181624774309</text:p>
          </table:table-cell>
          <table:table-cell office:value-type="float" office:value="10.0163758366938" calcext:value-type="float">
            <text:p>10.0163758366938</text:p>
          </table:table-cell>
          <table:table-cell office:value-type="float" office:value="10.0170082673861" calcext:value-type="float">
            <text:p>10.0170082673861</text:p>
          </table:table-cell>
          <table:table-cell office:value-type="float" office:value="10.0175644005725" calcext:value-type="float">
            <text:p>10.0175644005725</text:p>
          </table:table-cell>
          <table:table-cell table:formula="of:=[.H11]-[.G11]" office:value-type="float" office:value="-0.00178664073709456" calcext:value-type="float">
            <text:p>-0.001786640737095</text:p>
          </table:table-cell>
          <table:table-cell table:formula="of:=[.I11]-[.G11]" office:value-type="float" office:value="-0.00115421004485938" calcext:value-type="float">
            <text:p>-0.001154210044859</text:p>
          </table:table-cell>
          <table:table-cell table:formula="of:=[.J11]-[.G11]" office:value-type="float" office:value="-0.0005980768584255" calcext:value-type="float">
            <text:p>-0.000598076858426</text:p>
          </table:table-cell>
          <table:table-cell/>
          <table:table-cell office:value-type="float" office:value="9.99062857522263" calcext:value-type="float">
            <text:p>9.99062857522263</text:p>
          </table:table-cell>
          <table:table-cell office:value-type="float" office:value="9.98066061236754" calcext:value-type="float">
            <text:p>9.98066061236754</text:p>
          </table:table-cell>
          <table:table-cell office:value-type="float" office:value="9.98161510030218" calcext:value-type="float">
            <text:p>9.98161510030218</text:p>
          </table:table-cell>
          <table:table-cell office:value-type="float" office:value="9.97511018977338" calcext:value-type="float">
            <text:p>9.97511018977338</text:p>
          </table:table-cell>
          <table:table-cell/>
          <table:table-cell table:formula="of:=[.P11]-[.O11]" office:value-type="float" office:value="-0.00996796285509127" calcext:value-type="float">
            <text:p>-0.009967962855091</text:p>
          </table:table-cell>
          <table:table-cell table:formula="of:=[.Q11]-[.O11]" office:value-type="float" office:value="-0.00901347492045623" calcext:value-type="float">
            <text:p>-0.009013474920456</text:p>
          </table:table-cell>
          <table:table-cell table:formula="of:=[.R11]-[.O11]" office:value-type="float" office:value="-0.0155183854492567" calcext:value-type="float">
            <text:p>-0.01551838544925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e</text:p>
          </table:table-cell>
          <table:table-cell office:value-type="float" office:value="9.97806745716029" calcext:value-type="float">
            <text:p>9.97806745716029</text:p>
          </table:table-cell>
          <table:table-cell office:value-type="float" office:value="9.97410722342907" calcext:value-type="float">
            <text:p>9.97410722342907</text:p>
          </table:table-cell>
          <table:table-cell office:value-type="float" office:value="9.97489534412903" calcext:value-type="float">
            <text:p>9.97489534412903</text:p>
          </table:table-cell>
          <table:table-cell office:value-type="float" office:value="9.97505733385284" calcext:value-type="float">
            <text:p>9.97505733385284</text:p>
          </table:table-cell>
          <table:table-cell table:formula="of:=[.H12]-[.G12]" office:value-type="float" office:value="-0.00396023373121857" calcext:value-type="float">
            <text:p>-0.003960233731219</text:p>
          </table:table-cell>
          <table:table-cell table:formula="of:=[.I12]-[.G12]" office:value-type="float" office:value="-0.00317211303125831" calcext:value-type="float">
            <text:p>-0.003172113031258</text:p>
          </table:table-cell>
          <table:table-cell table:formula="of:=[.J12]-[.G12]" office:value-type="float" office:value="-0.00301012330745287" calcext:value-type="float">
            <text:p>-0.003010123307453</text:p>
          </table:table-cell>
          <table:table-cell/>
          <table:table-cell office:value-type="float" office:value="9.93067695524079" calcext:value-type="float">
            <text:p>9.93067695524079</text:p>
          </table:table-cell>
          <table:table-cell office:value-type="float" office:value="9.93416474725126" calcext:value-type="float">
            <text:p>9.93416474725126</text:p>
          </table:table-cell>
          <table:table-cell office:value-type="float" office:value="9.93377721620684" calcext:value-type="float">
            <text:p>9.93377721620684</text:p>
          </table:table-cell>
          <table:table-cell office:value-type="float" office:value="9.93511698409589" calcext:value-type="float">
            <text:p>9.93511698409589</text:p>
          </table:table-cell>
          <table:table-cell/>
          <table:table-cell table:formula="of:=[.P12]-[.O12]" office:value-type="float" office:value="0.00348779201046945" calcext:value-type="float">
            <text:p>0.003487792010469</text:p>
          </table:table-cell>
          <table:table-cell table:formula="of:=[.Q12]-[.O12]" office:value-type="float" office:value="0.00310026096605398" calcext:value-type="float">
            <text:p>0.003100260966054</text:p>
          </table:table-cell>
          <table:table-cell table:formula="of:=[.R12]-[.O12]" office:value-type="float" office:value="0.00444002885510209" calcext:value-type="float">
            <text:p>0.00444002885510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e</text:p>
          </table:table-cell>
          <table:table-cell office:value-type="float" office:value="9.97579465993818" calcext:value-type="float">
            <text:p>9.97579465993818</text:p>
          </table:table-cell>
          <table:table-cell office:value-type="float" office:value="9.97573910651303" calcext:value-type="float">
            <text:p>9.97573910651303</text:p>
          </table:table-cell>
          <table:table-cell office:value-type="float" office:value="9.97630938543012" calcext:value-type="float">
            <text:p>9.97630938543012</text:p>
          </table:table-cell>
          <table:table-cell office:value-type="float" office:value="9.97650649613851" calcext:value-type="float">
            <text:p>9.97650649613851</text:p>
          </table:table-cell>
          <table:table-cell table:formula="of:=[.H13]-[.G13]" office:value-type="float" office:value="-0.0000555534251454048" calcext:value-type="float">
            <text:p>-5.55534251454048E-05</text:p>
          </table:table-cell>
          <table:table-cell table:formula="of:=[.I13]-[.G13]" office:value-type="float" office:value="0.000514725491946422" calcext:value-type="float">
            <text:p>0.000514725491946</text:p>
          </table:table-cell>
          <table:table-cell table:formula="of:=[.J13]-[.G13]" office:value-type="float" office:value="0.00071183620032933" calcext:value-type="float">
            <text:p>0.000711836200329</text:p>
          </table:table-cell>
          <table:table-cell/>
          <table:table-cell office:value-type="float" office:value="9.91440243282959" calcext:value-type="float">
            <text:p>9.91440243282959</text:p>
          </table:table-cell>
          <table:table-cell office:value-type="float" office:value="9.9211892740594" calcext:value-type="float">
            <text:p>9.9211892740594</text:p>
          </table:table-cell>
          <table:table-cell office:value-type="float" office:value="9.92067853623471" calcext:value-type="float">
            <text:p>9.92067853623471</text:p>
          </table:table-cell>
          <table:table-cell office:value-type="float" office:value="9.92221051655511" calcext:value-type="float">
            <text:p>9.92221051655511</text:p>
          </table:table-cell>
          <table:table-cell/>
          <table:table-cell table:formula="of:=[.P13]-[.O13]" office:value-type="float" office:value="0.006786841229804" calcext:value-type="float">
            <text:p>0.006786841229804</text:p>
          </table:table-cell>
          <table:table-cell table:formula="of:=[.Q13]-[.O13]" office:value-type="float" office:value="0.00627610340511531" calcext:value-type="float">
            <text:p>0.006276103405115</text:p>
          </table:table-cell>
          <table:table-cell table:formula="of:=[.R13]-[.O13]" office:value-type="float" office:value="0.00780808372551789" calcext:value-type="float">
            <text:p>0.00780808372551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e</text:p>
          </table:table-cell>
          <table:table-cell office:value-type="float" office:value="9.89581415688735" calcext:value-type="float">
            <text:p>9.89581415688735</text:p>
          </table:table-cell>
          <table:table-cell office:value-type="float" office:value="9.8876543996078" calcext:value-type="float">
            <text:p>9.8876543996078</text:p>
          </table:table-cell>
          <table:table-cell office:value-type="float" office:value="9.88790910548201" calcext:value-type="float">
            <text:p>9.88790910548201</text:p>
          </table:table-cell>
          <table:table-cell office:value-type="float" office:value="9.88758225789048" calcext:value-type="float">
            <text:p>9.88758225789048</text:p>
          </table:table-cell>
          <table:table-cell table:formula="of:=[.H14]-[.G14]" office:value-type="float" office:value="-0.00815975727955376" calcext:value-type="float">
            <text:p>-0.008159757279554</text:p>
          </table:table-cell>
          <table:table-cell table:formula="of:=[.I14]-[.G14]" office:value-type="float" office:value="-0.00790505140534137" calcext:value-type="float">
            <text:p>-0.007905051405341</text:p>
          </table:table-cell>
          <table:table-cell table:formula="of:=[.J14]-[.G14]" office:value-type="float" office:value="-0.00823189899686838" calcext:value-type="float">
            <text:p>-0.008231898996868</text:p>
          </table:table-cell>
          <table:table-cell/>
          <table:table-cell office:value-type="float" office:value="9.78816948755036" calcext:value-type="float">
            <text:p>9.78816948755036</text:p>
          </table:table-cell>
          <table:table-cell office:value-type="float" office:value="9.79915042018442" calcext:value-type="float">
            <text:p>9.79915042018442</text:p>
          </table:table-cell>
          <table:table-cell office:value-type="float" office:value="9.79860372813037" calcext:value-type="float">
            <text:p>9.79860372813037</text:p>
          </table:table-cell>
          <table:table-cell office:value-type="float" office:value="9.80435100100294" calcext:value-type="float">
            <text:p>9.80435100100294</text:p>
          </table:table-cell>
          <table:table-cell/>
          <table:table-cell table:formula="of:=[.P14]-[.O14]" office:value-type="float" office:value="0.0109809326340589" calcext:value-type="float">
            <text:p>0.010980932634059</text:p>
          </table:table-cell>
          <table:table-cell table:formula="of:=[.Q14]-[.O14]" office:value-type="float" office:value="0.0104342405800129" calcext:value-type="float">
            <text:p>0.010434240580013</text:p>
          </table:table-cell>
          <table:table-cell table:formula="of:=[.R14]-[.O14]" office:value-type="float" office:value="0.0161815134525778" calcext:value-type="float">
            <text:p>0.01618151345257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</text:p>
          </table:table-cell>
          <table:table-cell office:value-type="float" office:value="9.90842319843707" calcext:value-type="float">
            <text:p>9.90842319843707</text:p>
          </table:table-cell>
          <table:table-cell office:value-type="float" office:value="9.88997795892399" calcext:value-type="float">
            <text:p>9.88997795892399</text:p>
          </table:table-cell>
          <table:table-cell office:value-type="float" office:value="9.88933580670903" calcext:value-type="float">
            <text:p>9.88933580670903</text:p>
          </table:table-cell>
          <table:table-cell office:value-type="float" office:value="9.89096827486316" calcext:value-type="float">
            <text:p>9.89096827486316</text:p>
          </table:table-cell>
          <table:table-cell table:formula="of:=[.H15]-[.G15]" office:value-type="float" office:value="-0.0184452395130794" calcext:value-type="float">
            <text:p>-0.01844523951308</text:p>
          </table:table-cell>
          <table:table-cell table:formula="of:=[.I15]-[.G15]" office:value-type="float" office:value="-0.0190873917280339" calcext:value-type="float">
            <text:p>-0.019087391728034</text:p>
          </table:table-cell>
          <table:table-cell table:formula="of:=[.J15]-[.G15]" office:value-type="float" office:value="-0.0174549235739043" calcext:value-type="float">
            <text:p>-0.017454923573904</text:p>
          </table:table-cell>
          <table:table-cell/>
          <table:table-cell office:value-type="float" office:value="9.78866212355992" calcext:value-type="float">
            <text:p>9.78866212355992</text:p>
          </table:table-cell>
          <table:table-cell office:value-type="float" office:value="9.7934478840164" calcext:value-type="float">
            <text:p>9.7934478840164</text:p>
          </table:table-cell>
          <table:table-cell office:value-type="float" office:value="9.7960569504412" calcext:value-type="float">
            <text:p>9.7960569504412</text:p>
          </table:table-cell>
          <table:table-cell office:value-type="float" office:value="9.80169150770956" calcext:value-type="float">
            <text:p>9.80169150770956</text:p>
          </table:table-cell>
          <table:table-cell/>
          <table:table-cell table:formula="of:=[.P15]-[.O15]" office:value-type="float" office:value="0.0047857604564765" calcext:value-type="float">
            <text:p>0.004785760456477</text:p>
          </table:table-cell>
          <table:table-cell table:formula="of:=[.Q15]-[.O15]" office:value-type="float" office:value="0.00739482688127602" calcext:value-type="float">
            <text:p>0.007394826881276</text:p>
          </table:table-cell>
          <table:table-cell table:formula="of:=[.R15]-[.O15]" office:value-type="float" office:value="0.0130293841496361" calcext:value-type="float">
            <text:p>0.01302938414963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e</text:p>
          </table:table-cell>
          <table:table-cell office:value-type="float" office:value="9.7427657891698" calcext:value-type="float">
            <text:p>9.7427657891698</text:p>
          </table:table-cell>
          <table:table-cell office:value-type="float" office:value="9.72514129995919" calcext:value-type="float">
            <text:p>9.72514129995919</text:p>
          </table:table-cell>
          <table:table-cell office:value-type="float" office:value="9.72632256583175" calcext:value-type="float">
            <text:p>9.72632256583175</text:p>
          </table:table-cell>
          <table:table-cell office:value-type="float" office:value="9.72260364925152" calcext:value-type="float">
            <text:p>9.72260364925152</text:p>
          </table:table-cell>
          <table:table-cell table:formula="of:=[.H16]-[.G16]" office:value-type="float" office:value="-0.0176244892106059" calcext:value-type="float">
            <text:p>-0.017624489210606</text:p>
          </table:table-cell>
          <table:table-cell table:formula="of:=[.I16]-[.G16]" office:value-type="float" office:value="-0.0164432233380456" calcext:value-type="float">
            <text:p>-0.016443223338046</text:p>
          </table:table-cell>
          <table:table-cell table:formula="of:=[.J16]-[.G16]" office:value-type="float" office:value="-0.0201621399182788" calcext:value-type="float">
            <text:p>-0.020162139918279</text:p>
          </table:table-cell>
          <table:table-cell/>
          <table:table-cell office:value-type="float" office:value="9.63780023932553" calcext:value-type="float">
            <text:p>9.63780023932553</text:p>
          </table:table-cell>
          <table:table-cell office:value-type="float" office:value="9.65372744930957" calcext:value-type="float">
            <text:p>9.65372744930957</text:p>
          </table:table-cell>
          <table:table-cell office:value-type="float" office:value="9.65412193365637" calcext:value-type="float">
            <text:p>9.65412193365637</text:p>
          </table:table-cell>
          <table:table-cell office:value-type="float" office:value="9.66146227027697" calcext:value-type="float">
            <text:p>9.66146227027697</text:p>
          </table:table-cell>
          <table:table-cell/>
          <table:table-cell table:formula="of:=[.P16]-[.O16]" office:value-type="float" office:value="0.0159272099840386" calcext:value-type="float">
            <text:p>0.015927209984039</text:p>
          </table:table-cell>
          <table:table-cell table:formula="of:=[.Q16]-[.O16]" office:value-type="float" office:value="0.0163216943308413" calcext:value-type="float">
            <text:p>0.016321694330841</text:p>
          </table:table-cell>
          <table:table-cell table:formula="of:=[.R16]-[.O16]" office:value-type="float" office:value="0.0236620309514439" calcext:value-type="float">
            <text:p>0.023662030951444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e</text:p>
          </table:table-cell>
          <table:table-cell office:value-type="float" office:value="9.66398468147799" calcext:value-type="float">
            <text:p>9.66398468147799</text:p>
          </table:table-cell>
          <table:table-cell office:value-type="float" office:value="9.66633747658644" calcext:value-type="float">
            <text:p>9.66633747658644</text:p>
          </table:table-cell>
          <table:table-cell office:value-type="float" office:value="9.66081176727974" calcext:value-type="float">
            <text:p>9.66081176727974</text:p>
          </table:table-cell>
          <table:table-cell office:value-type="float" office:value="9.66430645392996" calcext:value-type="float">
            <text:p>9.66430645392996</text:p>
          </table:table-cell>
          <table:table-cell table:formula="of:=[.H17]-[.G17]" office:value-type="float" office:value="0.00235279510844322" calcext:value-type="float">
            <text:p>0.002352795108443</text:p>
          </table:table-cell>
          <table:table-cell table:formula="of:=[.I17]-[.G17]" office:value-type="float" office:value="-0.00317291419824883" calcext:value-type="float">
            <text:p>-0.003172914198249</text:p>
          </table:table-cell>
          <table:table-cell table:formula="of:=[.J17]-[.G17]" office:value-type="float" office:value="0.000321772451968627" calcext:value-type="float">
            <text:p>0.000321772451969</text:p>
          </table:table-cell>
          <table:table-cell/>
          <table:table-cell office:value-type="float" office:value="9.0416953952859" calcext:value-type="float">
            <text:p>9.0416953952859</text:p>
          </table:table-cell>
          <table:table-cell office:value-type="float" office:value="9.06460083482653" calcext:value-type="float">
            <text:p>9.06460083482653</text:p>
          </table:table-cell>
          <table:table-cell office:value-type="float" office:value="9.06116519850517" calcext:value-type="float">
            <text:p>9.06116519850517</text:p>
          </table:table-cell>
          <table:table-cell office:value-type="float" office:value="9.05432667485037" calcext:value-type="float">
            <text:p>9.05432667485037</text:p>
          </table:table-cell>
          <table:table-cell/>
          <table:table-cell table:formula="of:=[.P17]-[.O17]" office:value-type="float" office:value="0.0229054395406223" calcext:value-type="float">
            <text:p>0.022905439540622</text:p>
          </table:table-cell>
          <table:table-cell table:formula="of:=[.Q17]-[.O17]" office:value-type="float" office:value="0.0194698032192626" calcext:value-type="float">
            <text:p>0.019469803219263</text:p>
          </table:table-cell>
          <table:table-cell table:formula="of:=[.R17]-[.O17]" office:value-type="float" office:value="0.0126312795644665" calcext:value-type="float">
            <text:p>0.01263127956446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e</text:p>
          </table:table-cell>
          <table:table-cell office:value-type="float" office:value="9.02449724969773" calcext:value-type="float">
            <text:p>9.02449724969773</text:p>
          </table:table-cell>
          <table:table-cell office:value-type="float" office:value="8.99554958423419" calcext:value-type="float">
            <text:p>8.99554958423419</text:p>
          </table:table-cell>
          <table:table-cell office:value-type="float" office:value="8.99172111148726" calcext:value-type="float">
            <text:p>8.99172111148726</text:p>
          </table:table-cell>
          <table:table-cell office:value-type="float" office:value="8.99824973923805" calcext:value-type="float">
            <text:p>8.99824973923805</text:p>
          </table:table-cell>
          <table:table-cell table:formula="of:=[.H18]-[.G18]" office:value-type="float" office:value="-0.028947665463539" calcext:value-type="float">
            <text:p>-0.028947665463539</text:p>
          </table:table-cell>
          <table:table-cell table:formula="of:=[.I18]-[.G18]" office:value-type="float" office:value="-0.0327761382104637" calcext:value-type="float">
            <text:p>-0.032776138210464</text:p>
          </table:table-cell>
          <table:table-cell table:formula="of:=[.J18]-[.G18]" office:value-type="float" office:value="-0.0262475104596724" calcext:value-type="float">
            <text:p>-0.026247510459673</text:p>
          </table:table-cell>
          <table:table-cell/>
          <table:table-cell office:value-type="float" office:value="8.96409641560736" calcext:value-type="float">
            <text:p>8.96409641560736</text:p>
          </table:table-cell>
          <table:table-cell office:value-type="float" office:value="9.00021911967554" calcext:value-type="float">
            <text:p>9.00021911967554</text:p>
          </table:table-cell>
          <table:table-cell office:value-type="float" office:value="9.00091066068595" calcext:value-type="float">
            <text:p>9.00091066068595</text:p>
          </table:table-cell>
          <table:table-cell office:value-type="float" office:value="8.96190040433342" calcext:value-type="float">
            <text:p>8.96190040433342</text:p>
          </table:table-cell>
          <table:table-cell/>
          <table:table-cell table:formula="of:=[.P18]-[.O18]" office:value-type="float" office:value="0.0361227040681857" calcext:value-type="float">
            <text:p>0.036122704068186</text:p>
          </table:table-cell>
          <table:table-cell table:formula="of:=[.Q18]-[.O18]" office:value-type="float" office:value="0.03681424507859" calcext:value-type="float">
            <text:p>0.03681424507859</text:p>
          </table:table-cell>
          <table:table-cell table:formula="of:=[.R18]-[.O18]" office:value-type="float" office:value="-0.00219601127393609" calcext:value-type="float">
            <text:p>-0.00219601127393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e</text:p>
          </table:table-cell>
          <table:table-cell office:value-type="float" office:value="9.20835999115818" calcext:value-type="float">
            <text:p>9.20835999115818</text:p>
          </table:table-cell>
          <table:table-cell office:value-type="float" office:value="9.15455010536406" calcext:value-type="float">
            <text:p>9.15455010536406</text:p>
          </table:table-cell>
          <table:table-cell office:value-type="float" office:value="9.15294524558759" calcext:value-type="float">
            <text:p>9.15294524558759</text:p>
          </table:table-cell>
          <table:table-cell office:value-type="float" office:value="9.15460116363102" calcext:value-type="float">
            <text:p>9.15460116363102</text:p>
          </table:table-cell>
          <table:table-cell table:formula="of:=[.H19]-[.G19]" office:value-type="float" office:value="-0.0538098857941218" calcext:value-type="float">
            <text:p>-0.053809885794122</text:p>
          </table:table-cell>
          <table:table-cell table:formula="of:=[.I19]-[.G19]" office:value-type="float" office:value="-0.0554147455705927" calcext:value-type="float">
            <text:p>-0.055414745570593</text:p>
          </table:table-cell>
          <table:table-cell table:formula="of:=[.J19]-[.G19]" office:value-type="float" office:value="-0.0537588275271617" calcext:value-type="float">
            <text:p>-0.053758827527162</text:p>
          </table:table-cell>
          <table:table-cell/>
          <table:table-cell office:value-type="float" office:value="8.83791344417692" calcext:value-type="float">
            <text:p>8.83791344417692</text:p>
          </table:table-cell>
          <table:table-cell office:value-type="float" office:value="8.91722399066711" calcext:value-type="float">
            <text:p>8.91722399066711</text:p>
          </table:table-cell>
          <table:table-cell office:value-type="float" office:value="8.91049957137728" calcext:value-type="float">
            <text:p>8.91049957137728</text:p>
          </table:table-cell>
          <table:table-cell office:value-type="float" office:value="8.88512617351758" calcext:value-type="float">
            <text:p>8.88512617351758</text:p>
          </table:table-cell>
          <table:table-cell/>
          <table:table-cell table:formula="of:=[.P19]-[.O19]" office:value-type="float" office:value="0.0793105464901895" calcext:value-type="float">
            <text:p>0.07931054649019</text:p>
          </table:table-cell>
          <table:table-cell table:formula="of:=[.Q19]-[.O19]" office:value-type="float" office:value="0.0725861272003527" calcext:value-type="float">
            <text:p>0.072586127200353</text:p>
          </table:table-cell>
          <table:table-cell table:formula="of:=[.R19]-[.O19]" office:value-type="float" office:value="0.0472127293406537" calcext:value-type="float">
            <text:p>0.047212729340654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e</text:p>
          </table:table-cell>
          <table:table-cell office:value-type="float" office:value="8.89971948106757" calcext:value-type="float">
            <text:p>8.89971948106757</text:p>
          </table:table-cell>
          <table:table-cell office:value-type="float" office:value="8.84404881083866" calcext:value-type="float">
            <text:p>8.84404881083866</text:p>
          </table:table-cell>
          <table:table-cell office:value-type="float" office:value="8.8357020556033" calcext:value-type="float">
            <text:p>8.8357020556033</text:p>
          </table:table-cell>
          <table:table-cell office:value-type="float" office:value="8.83282096096285" calcext:value-type="float">
            <text:p>8.83282096096285</text:p>
          </table:table-cell>
          <table:table-cell table:formula="of:=[.H20]-[.G20]" office:value-type="float" office:value="-0.0556706702289063" calcext:value-type="float">
            <text:p>-0.055670670228906</text:p>
          </table:table-cell>
          <table:table-cell table:formula="of:=[.I20]-[.G20]" office:value-type="float" office:value="-0.0640174254642716" calcext:value-type="float">
            <text:p>-0.064017425464272</text:p>
          </table:table-cell>
          <table:table-cell table:formula="of:=[.J20]-[.G20]" office:value-type="float" office:value="-0.0668985201047185" calcext:value-type="float">
            <text:p>-0.066898520104719</text:p>
          </table:table-cell>
          <table:table-cell/>
          <table:table-cell office:value-type="float" office:value="8.72278895063429" calcext:value-type="float">
            <text:p>8.72278895063429</text:p>
          </table:table-cell>
          <table:table-cell office:value-type="float" office:value="8.65543458529508" calcext:value-type="float">
            <text:p>8.65543458529508</text:p>
          </table:table-cell>
          <table:table-cell office:value-type="float" office:value="8.67200928891029" calcext:value-type="float">
            <text:p>8.67200928891029</text:p>
          </table:table-cell>
          <table:table-cell office:value-type="float" office:value="8.79568396684302" calcext:value-type="float">
            <text:p>8.79568396684302</text:p>
          </table:table-cell>
          <table:table-cell/>
          <table:table-cell table:formula="of:=[.P20]-[.O20]" office:value-type="float" office:value="-0.067354365339213" calcext:value-type="float">
            <text:p>-0.067354365339213</text:p>
          </table:table-cell>
          <table:table-cell table:formula="of:=[.Q20]-[.O20]" office:value-type="float" office:value="-0.0507796617240004" calcext:value-type="float">
            <text:p>-0.050779661724</text:p>
          </table:table-cell>
          <table:table-cell table:formula="of:=[.R20]-[.O20]" office:value-type="float" office:value="0.0728950162087205" calcext:value-type="float">
            <text:p>0.0728950162087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e</text:p>
          </table:table-cell>
          <table:table-cell office:value-type="float" office:value="8.34302243155765" calcext:value-type="float">
            <text:p>8.34302243155765</text:p>
          </table:table-cell>
          <table:table-cell office:value-type="float" office:value="8.27417772880122" calcext:value-type="float">
            <text:p>8.27417772880122</text:p>
          </table:table-cell>
          <table:table-cell office:value-type="float" office:value="8.2689679336821" calcext:value-type="float">
            <text:p>8.2689679336821</text:p>
          </table:table-cell>
          <table:table-cell office:value-type="float" office:value="8.26526912677328" calcext:value-type="float">
            <text:p>8.26526912677328</text:p>
          </table:table-cell>
          <table:table-cell table:formula="of:=[.H21]-[.G21]" office:value-type="float" office:value="-0.0688447027564383" calcext:value-type="float">
            <text:p>-0.068844702756438</text:p>
          </table:table-cell>
          <table:table-cell table:formula="of:=[.I21]-[.G21]" office:value-type="float" office:value="-0.0740544978755526" calcext:value-type="float">
            <text:p>-0.074054497875553</text:p>
          </table:table-cell>
          <table:table-cell table:formula="of:=[.J21]-[.G21]" office:value-type="float" office:value="-0.0777533047843768" calcext:value-type="float">
            <text:p>-0.077753304784377</text:p>
          </table:table-cell>
          <table:table-cell/>
          <table:table-cell office:value-type="float" office:value="7.71663104400958" calcext:value-type="float">
            <text:p>7.71663104400958</text:p>
          </table:table-cell>
          <table:table-cell office:value-type="float" office:value="7.74209789819535" calcext:value-type="float">
            <text:p>7.74209789819535</text:p>
          </table:table-cell>
          <table:table-cell office:value-type="float" office:value="7.7647949459603" calcext:value-type="float">
            <text:p>7.7647949459603</text:p>
          </table:table-cell>
          <table:table-cell office:value-type="float" office:value="7.76174734637904" calcext:value-type="float">
            <text:p>7.76174734637904</text:p>
          </table:table-cell>
          <table:table-cell/>
          <table:table-cell table:formula="of:=[.P21]-[.O21]" office:value-type="float" office:value="0.0254668541857743" calcext:value-type="float">
            <text:p>0.025466854185774</text:p>
          </table:table-cell>
          <table:table-cell table:formula="of:=[.Q21]-[.O21]" office:value-type="float" office:value="0.0481639019507183" calcext:value-type="float">
            <text:p>0.048163901950718</text:p>
          </table:table-cell>
          <table:table-cell table:formula="of:=[.R21]-[.O21]" office:value-type="float" office:value="0.0451163023694674" calcext:value-type="float">
            <text:p>0.04511630236946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</text:p>
          </table:table-cell>
          <table:table-cell office:value-type="float" office:value="7.96680878765894" calcext:value-type="float">
            <text:p>7.96680878765894</text:p>
          </table:table-cell>
          <table:table-cell office:value-type="float" office:value="7.90301451503579" calcext:value-type="float">
            <text:p>7.90301451503579</text:p>
          </table:table-cell>
          <table:table-cell office:value-type="float" office:value="7.89941830327833" calcext:value-type="float">
            <text:p>7.89941830327833</text:p>
          </table:table-cell>
          <table:table-cell office:value-type="float" office:value="7.90018879898371" calcext:value-type="float">
            <text:p>7.90018879898371</text:p>
          </table:table-cell>
          <table:table-cell table:formula="of:=[.H22]-[.G22]" office:value-type="float" office:value="-0.0637942726231548" calcext:value-type="float">
            <text:p>-0.063794272623155</text:p>
          </table:table-cell>
          <table:table-cell table:formula="of:=[.I22]-[.G22]" office:value-type="float" office:value="-0.0673904843806179" calcext:value-type="float">
            <text:p>-0.067390484380618</text:p>
          </table:table-cell>
          <table:table-cell table:formula="of:=[.J22]-[.G22]" office:value-type="float" office:value="-0.0666199886752379" calcext:value-type="float">
            <text:p>-0.066619988675238</text:p>
          </table:table-cell>
          <table:table-cell/>
          <table:table-cell office:value-type="float" office:value="7.73410193936013" calcext:value-type="float">
            <text:p>7.73410193936013</text:p>
          </table:table-cell>
          <table:table-cell office:value-type="float" office:value="7.79998815814862" calcext:value-type="float">
            <text:p>7.79998815814862</text:p>
          </table:table-cell>
          <table:table-cell office:value-type="float" office:value="7.8378478596504" calcext:value-type="float">
            <text:p>7.8378478596504</text:p>
          </table:table-cell>
          <table:table-cell office:value-type="float" office:value="7.89139081986875" calcext:value-type="float">
            <text:p>7.89139081986875</text:p>
          </table:table-cell>
          <table:table-cell/>
          <table:table-cell table:formula="of:=[.P22]-[.O22]" office:value-type="float" office:value="0.0658862187884912" calcext:value-type="float">
            <text:p>0.065886218788491</text:p>
          </table:table-cell>
          <table:table-cell table:formula="of:=[.Q22]-[.O22]" office:value-type="float" office:value="0.103745920290272" calcext:value-type="float">
            <text:p>0.103745920290272</text:p>
          </table:table-cell>
          <table:table-cell table:formula="of:=[.R22]-[.O22]" office:value-type="float" office:value="0.157288880508622" calcext:value-type="float">
            <text:p>0.15728888050862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e</text:p>
          </table:table-cell>
          <table:table-cell office:value-type="float" office:value="7.82591165753963" calcext:value-type="float">
            <text:p>7.82591165753963</text:p>
          </table:table-cell>
          <table:table-cell office:value-type="float" office:value="7.77885780390437" calcext:value-type="float">
            <text:p>7.77885780390437</text:p>
          </table:table-cell>
          <table:table-cell office:value-type="float" office:value="7.77441367114" calcext:value-type="float">
            <text:p>7.77441367114</text:p>
          </table:table-cell>
          <table:table-cell office:value-type="float" office:value="7.77170424282353" calcext:value-type="float">
            <text:p>7.77170424282353</text:p>
          </table:table-cell>
          <table:table-cell table:formula="of:=[.H23]-[.G23]" office:value-type="float" office:value="-0.0470538536352594" calcext:value-type="float">
            <text:p>-0.047053853635259</text:p>
          </table:table-cell>
          <table:table-cell table:formula="of:=[.I23]-[.G23]" office:value-type="float" office:value="-0.0514979863996272" calcext:value-type="float">
            <text:p>-0.051497986399627</text:p>
          </table:table-cell>
          <table:table-cell table:formula="of:=[.J23]-[.G23]" office:value-type="float" office:value="-0.0542074147161005" calcext:value-type="float">
            <text:p>-0.054207414716101</text:p>
          </table:table-cell>
          <table:table-cell/>
          <table:table-cell office:value-type="float" office:value="7.1409051473973" calcext:value-type="float">
            <text:p>7.1409051473973</text:p>
          </table:table-cell>
          <table:table-cell office:value-type="float" office:value="7.17307596286383" calcext:value-type="float">
            <text:p>7.17307596286383</text:p>
          </table:table-cell>
          <table:table-cell office:value-type="float" office:value="7.18027792093874" calcext:value-type="float">
            <text:p>7.18027792093874</text:p>
          </table:table-cell>
          <table:table-cell office:value-type="float" office:value="7.21228062180701" calcext:value-type="float">
            <text:p>7.21228062180701</text:p>
          </table:table-cell>
          <table:table-cell/>
          <table:table-cell table:formula="of:=[.P23]-[.O23]" office:value-type="float" office:value="0.032170815466527" calcext:value-type="float">
            <text:p>0.032170815466527</text:p>
          </table:table-cell>
          <table:table-cell table:formula="of:=[.Q23]-[.O23]" office:value-type="float" office:value="0.0393727735414382" calcext:value-type="float">
            <text:p>0.039372773541438</text:p>
          </table:table-cell>
          <table:table-cell table:formula="of:=[.R23]-[.O23]" office:value-type="float" office:value="0.0713754744097059" calcext:value-type="float">
            <text:p>0.07137547440970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e</text:p>
          </table:table-cell>
          <table:table-cell office:value-type="float" office:value="7.82570270273231" calcext:value-type="float">
            <text:p>7.82570270273231</text:p>
          </table:table-cell>
          <table:table-cell office:value-type="float" office:value="7.78913338534195" calcext:value-type="float">
            <text:p>7.78913338534195</text:p>
          </table:table-cell>
          <table:table-cell office:value-type="float" office:value="7.78540974149897" calcext:value-type="float">
            <text:p>7.78540974149897</text:p>
          </table:table-cell>
          <table:table-cell office:value-type="float" office:value="7.77552783804442" calcext:value-type="float">
            <text:p>7.77552783804442</text:p>
          </table:table-cell>
          <table:table-cell table:formula="of:=[.H24]-[.G24]" office:value-type="float" office:value="-0.0365693173903594" calcext:value-type="float">
            <text:p>-0.036569317390359</text:p>
          </table:table-cell>
          <table:table-cell table:formula="of:=[.I24]-[.G24]" office:value-type="float" office:value="-0.0402929612333445" calcext:value-type="float">
            <text:p>-0.040292961233345</text:p>
          </table:table-cell>
          <table:table-cell table:formula="of:=[.J24]-[.G24]" office:value-type="float" office:value="-0.0501748646878966" calcext:value-type="float">
            <text:p>-0.050174864687897</text:p>
          </table:table-cell>
          <table:table-cell/>
          <table:table-cell office:value-type="float" office:value="7.35286719182718" calcext:value-type="float">
            <text:p>7.35286719182718</text:p>
          </table:table-cell>
          <table:table-cell office:value-type="float" office:value="7.32875803990925" calcext:value-type="float">
            <text:p>7.32875803990925</text:p>
          </table:table-cell>
          <table:table-cell office:value-type="float" office:value="7.29639831990077" calcext:value-type="float">
            <text:p>7.29639831990077</text:p>
          </table:table-cell>
          <table:table-cell office:value-type="float" office:value="7.37153153251331" calcext:value-type="float">
            <text:p>7.37153153251331</text:p>
          </table:table-cell>
          <table:table-cell/>
          <table:table-cell table:formula="of:=[.P24]-[.O24]" office:value-type="float" office:value="-0.0241091519179317" calcext:value-type="float">
            <text:p>-0.024109151917932</text:p>
          </table:table-cell>
          <table:table-cell table:formula="of:=[.Q24]-[.O24]" office:value-type="float" office:value="-0.0564688719264135" calcext:value-type="float">
            <text:p>-0.056468871926414</text:p>
          </table:table-cell>
          <table:table-cell table:formula="of:=[.R24]-[.O24]" office:value-type="float" office:value="0.0186643406861213" calcext:value-type="float">
            <text:p>0.0186643406861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e</text:p>
          </table:table-cell>
          <table:table-cell office:value-type="float" office:value="7.54157055005454" calcext:value-type="float">
            <text:p>7.54157055005454</text:p>
          </table:table-cell>
          <table:table-cell office:value-type="float" office:value="7.50789951065438" calcext:value-type="float">
            <text:p>7.50789951065438</text:p>
          </table:table-cell>
          <table:table-cell office:value-type="float" office:value="7.50728862268429" calcext:value-type="float">
            <text:p>7.50728862268429</text:p>
          </table:table-cell>
          <table:table-cell office:value-type="float" office:value="7.4959142347568" calcext:value-type="float">
            <text:p>7.4959142347568</text:p>
          </table:table-cell>
          <table:table-cell table:formula="of:=[.H25]-[.G25]" office:value-type="float" office:value="-0.0336710394001587" calcext:value-type="float">
            <text:p>-0.033671039400159</text:p>
          </table:table-cell>
          <table:table-cell table:formula="of:=[.I25]-[.G25]" office:value-type="float" office:value="-0.0342819273702473" calcext:value-type="float">
            <text:p>-0.034281927370247</text:p>
          </table:table-cell>
          <table:table-cell table:formula="of:=[.J25]-[.G25]" office:value-type="float" office:value="-0.0456563152977321" calcext:value-type="float">
            <text:p>-0.045656315297732</text:p>
          </table:table-cell>
          <table:table-cell/>
          <table:table-cell office:value-type="float" office:value="6.81497415301978" calcext:value-type="float">
            <text:p>6.81497415301978</text:p>
          </table:table-cell>
          <table:table-cell office:value-type="float" office:value="6.8917013139567" calcext:value-type="float">
            <text:p>6.8917013139567</text:p>
          </table:table-cell>
          <table:table-cell office:value-type="float" office:value="6.90836372076932" calcext:value-type="float">
            <text:p>6.90836372076932</text:p>
          </table:table-cell>
          <table:table-cell office:value-type="float" office:value="6.96063076861707" calcext:value-type="float">
            <text:p>6.96063076861707</text:p>
          </table:table-cell>
          <table:table-cell/>
          <table:table-cell table:formula="of:=[.P25]-[.O25]" office:value-type="float" office:value="0.0767271609369207" calcext:value-type="float">
            <text:p>0.076727160936921</text:p>
          </table:table-cell>
          <table:table-cell table:formula="of:=[.Q25]-[.O25]" office:value-type="float" office:value="0.0933895677495311" calcext:value-type="float">
            <text:p>0.093389567749531</text:p>
          </table:table-cell>
          <table:table-cell table:formula="of:=[.R25]-[.O25]" office:value-type="float" office:value="0.145656615597284" calcext:value-type="float">
            <text:p>0.145656615597284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e</text:p>
          </table:table-cell>
          <table:table-cell office:value-type="float" office:value="7.73210195747669" calcext:value-type="float">
            <text:p>7.73210195747669</text:p>
          </table:table-cell>
          <table:table-cell office:value-type="float" office:value="7.70483993722851" calcext:value-type="float">
            <text:p>7.70483993722851</text:p>
          </table:table-cell>
          <table:table-cell office:value-type="float" office:value="7.70078246540858" calcext:value-type="float">
            <text:p>7.70078246540858</text:p>
          </table:table-cell>
          <table:table-cell office:value-type="float" office:value="7.69624015972453" calcext:value-type="float">
            <text:p>7.69624015972453</text:p>
          </table:table-cell>
          <table:table-cell table:formula="of:=[.H26]-[.G26]" office:value-type="float" office:value="-0.027262020248175" calcext:value-type="float">
            <text:p>-0.027262020248175</text:p>
          </table:table-cell>
          <table:table-cell table:formula="of:=[.I26]-[.G26]" office:value-type="float" office:value="-0.0313194920681044" calcext:value-type="float">
            <text:p>-0.031319492068104</text:p>
          </table:table-cell>
          <table:table-cell table:formula="of:=[.J26]-[.G26]" office:value-type="float" office:value="-0.0358617977521583" calcext:value-type="float">
            <text:p>-0.035861797752158</text:p>
          </table:table-cell>
          <table:table-cell/>
          <table:table-cell office:value-type="float" office:value="7.27143194849607" calcext:value-type="float">
            <text:p>7.27143194849607</text:p>
          </table:table-cell>
          <table:table-cell office:value-type="float" office:value="7.29822294547937" calcext:value-type="float">
            <text:p>7.29822294547937</text:p>
          </table:table-cell>
          <table:table-cell office:value-type="float" office:value="7.33520337778941" calcext:value-type="float">
            <text:p>7.33520337778941</text:p>
          </table:table-cell>
          <table:table-cell office:value-type="float" office:value="7.37870349890023" calcext:value-type="float">
            <text:p>7.37870349890023</text:p>
          </table:table-cell>
          <table:table-cell/>
          <table:table-cell table:formula="of:=[.P26]-[.O26]" office:value-type="float" office:value="0.0267909969832969" calcext:value-type="float">
            <text:p>0.026790996983297</text:p>
          </table:table-cell>
          <table:table-cell table:formula="of:=[.Q26]-[.O26]" office:value-type="float" office:value="0.0637714292933316" calcext:value-type="float">
            <text:p>0.063771429293332</text:p>
          </table:table-cell>
          <table:table-cell table:formula="of:=[.R26]-[.O26]" office:value-type="float" office:value="0.107271550404157" calcext:value-type="float">
            <text:p>0.10727155040415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e</text:p>
          </table:table-cell>
          <table:table-cell office:value-type="float" office:value="0.482587962156142" calcext:value-type="float">
            <text:p>0.482587962156142</text:p>
          </table:table-cell>
          <table:table-cell office:value-type="float" office:value="0.482689527427183" calcext:value-type="float">
            <text:p>0.482689527427183</text:p>
          </table:table-cell>
          <table:table-cell office:value-type="float" office:value="0.482605459671656" calcext:value-type="float">
            <text:p>0.482605459671656</text:p>
          </table:table-cell>
          <table:table-cell office:value-type="float" office:value="0.482735675623492" calcext:value-type="float">
            <text:p>0.482735675623492</text:p>
          </table:table-cell>
          <table:table-cell table:number-columns-repeated="4"/>
          <table:table-cell office:value-type="float" office:value="0.482787807665434" calcext:value-type="float">
            <text:p>0.482787807665434</text:p>
          </table:table-cell>
          <table:table-cell office:value-type="float" office:value="0.48302106210959" calcext:value-type="float">
            <text:p>0.48302106210959</text:p>
          </table:table-cell>
          <table:table-cell office:value-type="float" office:value="0.483008419340833" calcext:value-type="float">
            <text:p>0.483008419340833</text:p>
          </table:table-cell>
          <table:table-cell office:value-type="float" office:value="0.482860237649623" calcext:value-type="float">
            <text:p>0.482860237649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ae</text:p>
          </table:table-cell>
          <table:table-cell office:value-type="float" office:value="0.484602360272536" calcext:value-type="float">
            <text:p>0.484602360272536</text:p>
          </table:table-cell>
          <table:table-cell office:value-type="float" office:value="0.484483608721631" calcext:value-type="float">
            <text:p>0.484483608721631</text:p>
          </table:table-cell>
          <table:table-cell office:value-type="float" office:value="0.484512957836915" calcext:value-type="float">
            <text:p>0.484512957836915</text:p>
          </table:table-cell>
          <table:table-cell office:value-type="float" office:value="0.484680770649203" calcext:value-type="float">
            <text:p>0.484680770649203</text:p>
          </table:table-cell>
          <table:table-cell table:number-columns-repeated="4"/>
          <table:table-cell office:value-type="float" office:value="0.479658471479588" calcext:value-type="float">
            <text:p>0.479658471479588</text:p>
          </table:table-cell>
          <table:table-cell office:value-type="float" office:value="0.479516004696984" calcext:value-type="float">
            <text:p>0.479516004696984</text:p>
          </table:table-cell>
          <table:table-cell office:value-type="float" office:value="0.479562833151154" calcext:value-type="float">
            <text:p>0.479562833151154</text:p>
          </table:table-cell>
          <table:table-cell office:value-type="float" office:value="0.479390640175562" calcext:value-type="float">
            <text:p>0.479390640175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ae</text:p>
          </table:table-cell>
          <table:table-cell office:value-type="float" office:value="0.486208459572061" calcext:value-type="float">
            <text:p>0.486208459572061</text:p>
          </table:table-cell>
          <table:table-cell office:value-type="float" office:value="0.485856156870506" calcext:value-type="float">
            <text:p>0.485856156870506</text:p>
          </table:table-cell>
          <table:table-cell office:value-type="float" office:value="0.485922538418663" calcext:value-type="float">
            <text:p>0.485922538418663</text:p>
          </table:table-cell>
          <table:table-cell office:value-type="float" office:value="0.486080571086556" calcext:value-type="float">
            <text:p>0.486080571086556</text:p>
          </table:table-cell>
          <table:table-cell table:formula="of:=SUM([.K2:.K26])" office:value-type="float" office:value="-0.47623692736122" calcext:value-type="float">
            <text:p>-0.47623692736122</text:p>
          </table:table-cell>
          <table:table-cell table:formula="of:=SUM([.L2:.L26])" office:value-type="float" office:value="-0.507454960417611" calcext:value-type="float">
            <text:p>-0.507454960417611</text:p>
          </table:table-cell>
          <table:table-cell table:formula="of:=SUM([.M2:.M26])" office:value-type="float" office:value="-0.518726558648805" calcext:value-type="float">
            <text:p>-0.518726558648805</text:p>
          </table:table-cell>
          <table:table-cell/>
          <table:table-cell office:value-type="float" office:value="0.478851923550043" calcext:value-type="float">
            <text:p>0.478851923550043</text:p>
          </table:table-cell>
          <table:table-cell office:value-type="float" office:value="0.479004864410743" calcext:value-type="float">
            <text:p>0.479004864410743</text:p>
          </table:table-cell>
          <table:table-cell office:value-type="float" office:value="0.478978964129479" calcext:value-type="float">
            <text:p>0.478978964129479</text:p>
          </table:table-cell>
          <table:table-cell office:value-type="float" office:value="0.478789273300939" calcext:value-type="float">
            <text:p>0.478789273300939</text:p>
          </table:table-cell>
          <table:table-cell/>
          <table:table-cell table:formula="of:=SUM([.T2:.T26])" office:value-type="float" office:value="0.301244932939495" calcext:value-type="float">
            <text:p>0.301244932939495</text:p>
          </table:table-cell>
          <table:table-cell table:formula="of:=SUM([.U2:.U26])" office:value-type="float" office:value="0.397926233575969" calcext:value-type="float">
            <text:p>0.397926233575969</text:p>
          </table:table-cell>
          <table:table-cell table:formula="of:=SUM([.V2:.V26])" office:value-type="float" office:value="0.680875674386149" calcext:value-type="float">
            <text:p>0.68087567438614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ae</text:p>
          </table:table-cell>
          <table:table-cell office:value-type="float" office:value="0.4852080153708" calcext:value-type="float">
            <text:p>0.4852080153708</text:p>
          </table:table-cell>
          <table:table-cell office:value-type="float" office:value="0.485039288605744" calcext:value-type="float">
            <text:p>0.485039288605744</text:p>
          </table:table-cell>
          <table:table-cell office:value-type="float" office:value="0.485033590158792" calcext:value-type="float">
            <text:p>0.485033590158792</text:p>
          </table:table-cell>
          <table:table-cell office:value-type="float" office:value="0.48526602766623" calcext:value-type="float">
            <text:p>0.48526602766623</text:p>
          </table:table-cell>
          <table:table-cell table:number-columns-repeated="4"/>
          <table:table-cell office:value-type="float" office:value="0.478822498825813" calcext:value-type="float">
            <text:p>0.478822498825813</text:p>
          </table:table-cell>
          <table:table-cell office:value-type="float" office:value="0.478910543593546" calcext:value-type="float">
            <text:p>0.478910543593546</text:p>
          </table:table-cell>
          <table:table-cell office:value-type="float" office:value="0.478863138307439" calcext:value-type="float">
            <text:p>0.478863138307439</text:p>
          </table:table-cell>
          <table:table-cell office:value-type="float" office:value="0.478727227164973" calcext:value-type="float">
            <text:p>0.478727227164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ae</text:p>
          </table:table-cell>
          <table:table-cell office:value-type="float" office:value="0.483302097920945" calcext:value-type="float">
            <text:p>0.483302097920945</text:p>
          </table:table-cell>
          <table:table-cell office:value-type="float" office:value="0.483189251623498" calcext:value-type="float">
            <text:p>0.483189251623498</text:p>
          </table:table-cell>
          <table:table-cell office:value-type="float" office:value="0.483305451720751" calcext:value-type="float">
            <text:p>0.483305451720751</text:p>
          </table:table-cell>
          <table:table-cell office:value-type="float" office:value="0.483285620812665" calcext:value-type="float">
            <text:p>0.483285620812665</text:p>
          </table:table-cell>
          <table:table-cell table:number-columns-repeated="4"/>
          <table:table-cell office:value-type="float" office:value="0.478428645285526" calcext:value-type="float">
            <text:p>0.478428645285526</text:p>
          </table:table-cell>
          <table:table-cell office:value-type="float" office:value="0.478438350814413" calcext:value-type="float">
            <text:p>0.478438350814413</text:p>
          </table:table-cell>
          <table:table-cell office:value-type="float" office:value="0.478321761091436" calcext:value-type="float">
            <text:p>0.478321761091436</text:p>
          </table:table-cell>
          <table:table-cell office:value-type="float" office:value="0.478173105398833" calcext:value-type="float">
            <text:p>0.478173105398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ae</text:p>
          </table:table-cell>
          <table:table-cell office:value-type="float" office:value="0.485876676307804" calcext:value-type="float">
            <text:p>0.485876676307804</text:p>
          </table:table-cell>
          <table:table-cell office:value-type="float" office:value="0.485798740561611" calcext:value-type="float">
            <text:p>0.485798740561611</text:p>
          </table:table-cell>
          <table:table-cell office:value-type="float" office:value="0.485836292228494" calcext:value-type="float">
            <text:p>0.485836292228494</text:p>
          </table:table-cell>
          <table:table-cell office:value-type="float" office:value="0.485889849328739" calcext:value-type="float">
            <text:p>0.485889849328739</text:p>
          </table:table-cell>
          <table:table-cell table:number-columns-repeated="4"/>
          <table:table-cell office:value-type="float" office:value="0.479126759792676" calcext:value-type="float">
            <text:p>0.479126759792676</text:p>
          </table:table-cell>
          <table:table-cell office:value-type="float" office:value="0.479241184446022" calcext:value-type="float">
            <text:p>0.479241184446022</text:p>
          </table:table-cell>
          <table:table-cell office:value-type="float" office:value="0.479195514309047" calcext:value-type="float">
            <text:p>0.479195514309047</text:p>
          </table:table-cell>
          <table:table-cell office:value-type="float" office:value="0.478897206365321" calcext:value-type="float">
            <text:p>0.478897206365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ae</text:p>
          </table:table-cell>
          <table:table-cell office:value-type="float" office:value="0.497170612427469" calcext:value-type="float">
            <text:p>0.497170612427469</text:p>
          </table:table-cell>
          <table:table-cell office:value-type="float" office:value="0.497266515566954" calcext:value-type="float">
            <text:p>0.497266515566954</text:p>
          </table:table-cell>
          <table:table-cell office:value-type="float" office:value="0.497300975371513" calcext:value-type="float">
            <text:p>0.497300975371513</text:p>
          </table:table-cell>
          <table:table-cell office:value-type="float" office:value="0.497244657825621" calcext:value-type="float">
            <text:p>0.497244657825621</text:p>
          </table:table-cell>
          <table:table-cell table:number-columns-repeated="4"/>
          <table:table-cell office:value-type="float" office:value="0.490956414743325" calcext:value-type="float">
            <text:p>0.490956414743325</text:p>
          </table:table-cell>
          <table:table-cell office:value-type="float" office:value="0.490856210713485" calcext:value-type="float">
            <text:p>0.490856210713485</text:p>
          </table:table-cell>
          <table:table-cell office:value-type="float" office:value="0.490898460381332" calcext:value-type="float">
            <text:p>0.490898460381332</text:p>
          </table:table-cell>
          <table:table-cell office:value-type="float" office:value="0.490621776843663" calcext:value-type="float">
            <text:p>0.490621776843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ae</text:p>
          </table:table-cell>
          <table:table-cell office:value-type="float" office:value="0.497146633204826" calcext:value-type="float">
            <text:p>0.497146633204826</text:p>
          </table:table-cell>
          <table:table-cell office:value-type="float" office:value="0.497253587562328" calcext:value-type="float">
            <text:p>0.497253587562328</text:p>
          </table:table-cell>
          <table:table-cell office:value-type="float" office:value="0.497315197697952" calcext:value-type="float">
            <text:p>0.497315197697952</text:p>
          </table:table-cell>
          <table:table-cell office:value-type="float" office:value="0.497218166800505" calcext:value-type="float">
            <text:p>0.497218166800505</text:p>
          </table:table-cell>
          <table:table-cell table:number-columns-repeated="4"/>
          <table:table-cell office:value-type="float" office:value="0.490856978553311" calcext:value-type="float">
            <text:p>0.490856978553311</text:p>
          </table:table-cell>
          <table:table-cell office:value-type="float" office:value="0.490582666367363" calcext:value-type="float">
            <text:p>0.490582666367363</text:p>
          </table:table-cell>
          <table:table-cell office:value-type="float" office:value="0.490557877008902" calcext:value-type="float">
            <text:p>0.490557877008902</text:p>
          </table:table-cell>
          <table:table-cell office:value-type="float" office:value="0.490342466295" calcext:value-type="float">
            <text:p>0.490342466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ae</text:p>
          </table:table-cell>
          <table:table-cell office:value-type="float" office:value="0.502547171060927" calcext:value-type="float">
            <text:p>0.502547171060927</text:p>
          </table:table-cell>
          <table:table-cell office:value-type="float" office:value="0.502461054782626" calcext:value-type="float">
            <text:p>0.502461054782626</text:p>
          </table:table-cell>
          <table:table-cell office:value-type="float" office:value="0.502541456366967" calcext:value-type="float">
            <text:p>0.502541456366967</text:p>
          </table:table-cell>
          <table:table-cell office:value-type="float" office:value="0.502580957077955" calcext:value-type="float">
            <text:p>0.502580957077955</text:p>
          </table:table-cell>
          <table:table-cell table:number-columns-repeated="4"/>
          <table:table-cell office:value-type="float" office:value="0.494746440324593" calcext:value-type="float">
            <text:p>0.494746440324593</text:p>
          </table:table-cell>
          <table:table-cell office:value-type="float" office:value="0.494419370314224" calcext:value-type="float">
            <text:p>0.494419370314224</text:p>
          </table:table-cell>
          <table:table-cell office:value-type="float" office:value="0.494513122865038" calcext:value-type="float">
            <text:p>0.494513122865038</text:p>
          </table:table-cell>
          <table:table-cell office:value-type="float" office:value="0.494268138156072" calcext:value-type="float">
            <text:p>0.494268138156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ae</text:p>
          </table:table-cell>
          <table:table-cell office:value-type="float" office:value="0.497316152335841" calcext:value-type="float">
            <text:p>0.497316152335841</text:p>
          </table:table-cell>
          <table:table-cell office:value-type="float" office:value="0.497227460891778" calcext:value-type="float">
            <text:p>0.497227460891778</text:p>
          </table:table-cell>
          <table:table-cell office:value-type="float" office:value="0.49725885567093" calcext:value-type="float">
            <text:p>0.49725885567093</text:p>
          </table:table-cell>
          <table:table-cell office:value-type="float" office:value="0.497286462930952" calcext:value-type="float">
            <text:p>0.497286462930952</text:p>
          </table:table-cell>
          <table:table-cell table:number-columns-repeated="4"/>
          <table:table-cell office:value-type="float" office:value="0.495949329394422" calcext:value-type="float">
            <text:p>0.495949329394422</text:p>
          </table:table-cell>
          <table:table-cell office:value-type="float" office:value="0.495454505224332" calcext:value-type="float">
            <text:p>0.495454505224332</text:p>
          </table:table-cell>
          <table:table-cell office:value-type="float" office:value="0.495501887393285" calcext:value-type="float">
            <text:p>0.495501887393285</text:p>
          </table:table-cell>
          <table:table-cell office:value-type="float" office:value="0.49517897417614" calcext:value-type="float">
            <text:p>0.49517897417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ae</text:p>
          </table:table-cell>
          <table:table-cell office:value-type="float" office:value="0.497869974834189" calcext:value-type="float">
            <text:p>0.497869974834189</text:p>
          </table:table-cell>
          <table:table-cell office:value-type="float" office:value="0.497672373296961" calcext:value-type="float">
            <text:p>0.497672373296961</text:p>
          </table:table-cell>
          <table:table-cell office:value-type="float" office:value="0.497711697708701" calcext:value-type="float">
            <text:p>0.497711697708701</text:p>
          </table:table-cell>
          <table:table-cell office:value-type="float" office:value="0.497719780418109" calcext:value-type="float">
            <text:p>0.497719780418109</text:p>
          </table:table-cell>
          <table:table-cell table:number-columns-repeated="4"/>
          <table:table-cell office:value-type="float" office:value="0.495505357828006" calcext:value-type="float">
            <text:p>0.495505357828006</text:p>
          </table:table-cell>
          <table:table-cell office:value-type="float" office:value="0.495679386208545" calcext:value-type="float">
            <text:p>0.495679386208545</text:p>
          </table:table-cell>
          <table:table-cell office:value-type="float" office:value="0.495660049791733" calcext:value-type="float">
            <text:p>0.495660049791733</text:p>
          </table:table-cell>
          <table:table-cell office:value-type="float" office:value="0.49572689943051" calcext:value-type="float">
            <text:p>0.49572689943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ae</text:p>
          </table:table-cell>
          <table:table-cell office:value-type="float" office:value="0.499283677018778" calcext:value-type="float">
            <text:p>0.499283677018778</text:p>
          </table:table-cell>
          <table:table-cell office:value-type="float" office:value="0.499280896596834" calcext:value-type="float">
            <text:p>0.499280896596834</text:p>
          </table:table-cell>
          <table:table-cell office:value-type="float" office:value="0.499309438779623" calcext:value-type="float">
            <text:p>0.499309438779623</text:p>
          </table:table-cell>
          <table:table-cell office:value-type="float" office:value="0.499319304074832" calcext:value-type="float">
            <text:p>0.499319304074832</text:p>
          </table:table-cell>
          <table:table-cell table:number-columns-repeated="4"/>
          <table:table-cell office:value-type="float" office:value="0.496211025873076" calcext:value-type="float">
            <text:p>0.496211025873076</text:p>
          </table:table-cell>
          <table:table-cell office:value-type="float" office:value="0.49655070397994" calcext:value-type="float">
            <text:p>0.49655070397994</text:p>
          </table:table-cell>
          <table:table-cell office:value-type="float" office:value="0.496525141799904" calcext:value-type="float">
            <text:p>0.496525141799904</text:p>
          </table:table-cell>
          <table:table-cell office:value-type="float" office:value="0.496601816670786" calcext:value-type="float">
            <text:p>0.496601816670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ae</text:p>
          </table:table-cell>
          <table:table-cell office:value-type="float" office:value="0.496886983168677" calcext:value-type="float">
            <text:p>0.496886983168677</text:p>
          </table:table-cell>
          <table:table-cell office:value-type="float" office:value="0.4964772667862" calcext:value-type="float">
            <text:p>0.4964772667862</text:p>
          </table:table-cell>
          <table:table-cell office:value-type="float" office:value="0.496490056035414" calcext:value-type="float">
            <text:p>0.496490056035414</text:p>
          </table:table-cell>
          <table:table-cell office:value-type="float" office:value="0.496473644418226" calcext:value-type="float">
            <text:p>0.496473644418226</text:p>
          </table:table-cell>
          <table:table-cell table:number-columns-repeated="4"/>
          <table:table-cell office:value-type="float" office:value="0.491481946841896" calcext:value-type="float">
            <text:p>0.491481946841896</text:p>
          </table:table-cell>
          <table:table-cell office:value-type="float" office:value="0.492033319614506" calcext:value-type="float">
            <text:p>0.492033319614506</text:p>
          </table:table-cell>
          <table:table-cell office:value-type="float" office:value="0.492005869203539" calcext:value-type="float">
            <text:p>0.492005869203539</text:p>
          </table:table-cell>
          <table:table-cell office:value-type="float" office:value="0.492294450318122" calcext:value-type="float">
            <text:p>0.492294450318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ae</text:p>
          </table:table-cell>
          <table:table-cell office:value-type="float" office:value="0.518435685904314" calcext:value-type="float">
            <text:p>0.518435685904314</text:p>
          </table:table-cell>
          <table:table-cell office:value-type="float" office:value="0.517470580740039" calcext:value-type="float">
            <text:p>0.517470580740039</text:p>
          </table:table-cell>
          <table:table-cell office:value-type="float" office:value="0.517436981587344" calcext:value-type="float">
            <text:p>0.517436981587344</text:p>
          </table:table-cell>
          <table:table-cell office:value-type="float" office:value="0.517522396766959" calcext:value-type="float">
            <text:p>0.517522396766959</text:p>
          </table:table-cell>
          <table:table-cell table:number-columns-repeated="4"/>
          <table:table-cell office:value-type="float" office:value="0.51216946031472" calcext:value-type="float">
            <text:p>0.51216946031472</text:p>
          </table:table-cell>
          <table:table-cell office:value-type="float" office:value="0.512419864335132" calcext:value-type="float">
            <text:p>0.512419864335132</text:p>
          </table:table-cell>
          <table:table-cell office:value-type="float" office:value="0.512556377795893" calcext:value-type="float">
            <text:p>0.512556377795893</text:p>
          </table:table-cell>
          <table:table-cell office:value-type="float" office:value="0.512851193177078" calcext:value-type="float">
            <text:p>0.512851193177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ae</text:p>
          </table:table-cell>
          <table:table-cell office:value-type="float" office:value="0.512285957228717" calcext:value-type="float">
            <text:p>0.512285957228717</text:p>
          </table:table-cell>
          <table:table-cell office:value-type="float" office:value="0.511359241086576" calcext:value-type="float">
            <text:p>0.511359241086576</text:p>
          </table:table-cell>
          <table:table-cell office:value-type="float" office:value="0.511421353420112" calcext:value-type="float">
            <text:p>0.511421353420112</text:p>
          </table:table-cell>
          <table:table-cell office:value-type="float" office:value="0.511225808460767" calcext:value-type="float">
            <text:p>0.511225808460767</text:p>
          </table:table-cell>
          <table:table-cell table:number-columns-repeated="4"/>
          <table:table-cell office:value-type="float" office:value="0.506766746530069" calcext:value-type="float">
            <text:p>0.506766746530069</text:p>
          </table:table-cell>
          <table:table-cell office:value-type="float" office:value="0.507604217756332" calcext:value-type="float">
            <text:p>0.507604217756332</text:p>
          </table:table-cell>
          <table:table-cell office:value-type="float" office:value="0.507624960202121" calcext:value-type="float">
            <text:p>0.507624960202121</text:p>
          </table:table-cell>
          <table:table-cell office:value-type="float" office:value="0.508010923639346" calcext:value-type="float">
            <text:p>0.508010923639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ae</text:p>
          </table:table-cell>
          <table:table-cell office:value-type="float" office:value="0.564210777588366" calcext:value-type="float">
            <text:p>0.564210777588366</text:p>
          </table:table-cell>
          <table:table-cell office:value-type="float" office:value="0.56434814042589" calcext:value-type="float">
            <text:p>0.56434814042589</text:p>
          </table:table-cell>
          <table:table-cell office:value-type="float" office:value="0.564025533877203" calcext:value-type="float">
            <text:p>0.564025533877203</text:p>
          </table:table-cell>
          <table:table-cell office:value-type="float" office:value="0.564229563574821" calcext:value-type="float">
            <text:p>0.564229563574821</text:p>
          </table:table-cell>
          <table:table-cell table:number-columns-repeated="4"/>
          <table:table-cell office:value-type="float" office:value="0.527879767801039" calcext:value-type="float">
            <text:p>0.527879767801039</text:p>
          </table:table-cell>
          <table:table-cell office:value-type="float" office:value="0.529217052190468" calcext:value-type="float">
            <text:p>0.529217052190468</text:p>
          </table:table-cell>
          <table:table-cell office:value-type="float" office:value="0.529016470018178" calcext:value-type="float">
            <text:p>0.529016470018178</text:p>
          </table:table-cell>
          <table:table-cell office:value-type="float" office:value="0.528617217652203" calcext:value-type="float">
            <text:p>0.528617217652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ae</text:p>
          </table:table-cell>
          <table:table-cell office:value-type="float" office:value="0.553951046999357" calcext:value-type="float">
            <text:p>0.553951046999357</text:p>
          </table:table-cell>
          <table:table-cell office:value-type="float" office:value="0.55217415138423" calcext:value-type="float">
            <text:p>0.55217415138423</text:p>
          </table:table-cell>
          <table:table-cell office:value-type="float" office:value="0.551939148100625" calcext:value-type="float">
            <text:p>0.551939148100625</text:p>
          </table:table-cell>
          <table:table-cell office:value-type="float" office:value="0.552339895098264" calcext:value-type="float">
            <text:p>0.552339895098264</text:p>
          </table:table-cell>
          <table:table-cell table:number-columns-repeated="4"/>
          <table:table-cell office:value-type="float" office:value="0.550243460376167" calcext:value-type="float">
            <text:p>0.550243460376167</text:p>
          </table:table-cell>
          <table:table-cell office:value-type="float" office:value="0.552460781650179" calcext:value-type="float">
            <text:p>0.552460781650179</text:p>
          </table:table-cell>
          <table:table-cell office:value-type="float" office:value="0.552503230537487" calcext:value-type="float">
            <text:p>0.552503230537487</text:p>
          </table:table-cell>
          <table:table-cell office:value-type="float" office:value="0.550108662535272" calcext:value-type="float">
            <text:p>0.550108662535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ae</text:p>
          </table:table-cell>
          <table:table-cell office:value-type="float" office:value="0.581253723730063" calcext:value-type="float">
            <text:p>0.581253723730063</text:p>
          </table:table-cell>
          <table:table-cell office:value-type="float" office:value="0.577857114939643" calcext:value-type="float">
            <text:p>0.577857114939643</text:p>
          </table:table-cell>
          <table:table-cell office:value-type="float" office:value="0.577755812349167" calcext:value-type="float">
            <text:p>0.577755812349167</text:p>
          </table:table-cell>
          <table:table-cell office:value-type="float" office:value="0.577860337859666" calcext:value-type="float">
            <text:p>0.577860337859666</text:p>
          </table:table-cell>
          <table:table-cell table:number-columns-repeated="4"/>
          <table:table-cell office:value-type="float" office:value="0.557870250985453" calcext:value-type="float">
            <text:p>0.557870250985453</text:p>
          </table:table-cell>
          <table:table-cell office:value-type="float" office:value="0.562876522517274" calcext:value-type="float">
            <text:p>0.562876522517274</text:p>
          </table:table-cell>
          <table:table-cell office:value-type="float" office:value="0.56245206107616" calcext:value-type="float">
            <text:p>0.56245206107616</text:p>
          </table:table-cell>
          <table:table-cell office:value-type="float" office:value="0.560850431469608" calcext:value-type="float">
            <text:p>0.56085043146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ae</text:p>
          </table:table-cell>
          <table:table-cell office:value-type="float" office:value="0.653799476254286" calcext:value-type="float">
            <text:p>0.653799476254286</text:p>
          </table:table-cell>
          <table:table-cell office:value-type="float" office:value="0.649709745660438" calcext:value-type="float">
            <text:p>0.649709745660438</text:p>
          </table:table-cell>
          <table:table-cell office:value-type="float" office:value="0.649096568558293" calcext:value-type="float">
            <text:p>0.649096568558293</text:p>
          </table:table-cell>
          <table:table-cell office:value-type="float" office:value="0.648884914902134" calcext:value-type="float">
            <text:p>0.648884914902134</text:p>
          </table:table-cell>
          <table:table-cell table:number-columns-repeated="4"/>
          <table:table-cell office:value-type="float" office:value="0.6408016409431" calcext:value-type="float">
            <text:p>0.6408016409431</text:p>
          </table:table-cell>
          <table:table-cell office:value-type="float" office:value="0.635853591864037" calcext:value-type="float">
            <text:p>0.635853591864037</text:p>
          </table:table-cell>
          <table:table-cell office:value-type="float" office:value="0.637071218168523" calcext:value-type="float">
            <text:p>0.637071218168523</text:p>
          </table:table-cell>
          <table:table-cell office:value-type="float" office:value="0.646156722473501" calcext:value-type="float">
            <text:p>0.646156722473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mae</text:p>
          </table:table-cell>
          <table:table-cell office:value-type="float" office:value="0.685803006476408" calcext:value-type="float">
            <text:p>0.685803006476408</text:p>
          </table:table-cell>
          <table:table-cell office:value-type="float" office:value="0.680143917756743" calcext:value-type="float">
            <text:p>0.680143917756743</text:p>
          </table:table-cell>
          <table:table-cell office:value-type="float" office:value="0.679715668499939" calcext:value-type="float">
            <text:p>0.679715668499939</text:p>
          </table:table-cell>
          <table:table-cell office:value-type="float" office:value="0.679411623662561" calcext:value-type="float">
            <text:p>0.679411623662561</text:p>
          </table:table-cell>
          <table:table-cell table:number-columns-repeated="4"/>
          <table:table-cell office:value-type="float" office:value="0.634313141701923" calcext:value-type="float">
            <text:p>0.634313141701923</text:p>
          </table:table-cell>
          <table:table-cell office:value-type="float" office:value="0.636406537148163" calcext:value-type="float">
            <text:p>0.636406537148163</text:p>
          </table:table-cell>
          <table:table-cell office:value-type="float" office:value="0.638272252327887" calcext:value-type="float">
            <text:p>0.638272252327887</text:p>
          </table:table-cell>
          <table:table-cell office:value-type="float" office:value="0.638021737245074" calcext:value-type="float">
            <text:p>0.638021737245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mae</text:p>
          </table:table-cell>
          <table:table-cell office:value-type="float" office:value="0.704469305839079" calcext:value-type="float">
            <text:p>0.704469305839079</text:p>
          </table:table-cell>
          <table:table-cell office:value-type="float" office:value="0.698828263340235" calcext:value-type="float">
            <text:p>0.698828263340235</text:p>
          </table:table-cell>
          <table:table-cell office:value-type="float" office:value="0.698510266402195" calcext:value-type="float">
            <text:p>0.698510266402195</text:p>
          </table:table-cell>
          <table:table-cell office:value-type="float" office:value="0.69857839789489" calcext:value-type="float">
            <text:p>0.69857839789489</text:p>
          </table:table-cell>
          <table:table-cell table:number-columns-repeated="4"/>
          <table:table-cell office:value-type="float" office:value="0.683892078965125" calcext:value-type="float">
            <text:p>0.683892078965125</text:p>
          </table:table-cell>
          <table:table-cell office:value-type="float" office:value="0.689718102916672" calcext:value-type="float">
            <text:p>0.689718102916672</text:p>
          </table:table-cell>
          <table:table-cell office:value-type="float" office:value="0.693065867165457" calcext:value-type="float">
            <text:p>0.693065867165457</text:p>
          </table:table-cell>
          <table:table-cell office:value-type="float" office:value="0.697800431910631" calcext:value-type="float">
            <text:p>0.697800431910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mae</text:p>
          </table:table-cell>
          <table:table-cell office:value-type="float" office:value="0.77403928828562" calcext:value-type="float">
            <text:p>0.77403928828562</text:p>
          </table:table-cell>
          <table:table-cell office:value-type="float" office:value="0.769385321697096" calcext:value-type="float">
            <text:p>0.769385321697096</text:p>
          </table:table-cell>
          <table:table-cell office:value-type="float" office:value="0.768945764810625" calcext:value-type="float">
            <text:p>0.768945764810625</text:p>
          </table:table-cell>
          <table:table-cell office:value-type="float" office:value="0.768677782745721" calcext:value-type="float">
            <text:p>0.768677782745721</text:p>
          </table:table-cell>
          <table:table-cell table:number-columns-repeated="4"/>
          <table:table-cell office:value-type="float" office:value="0.706287187982934" calcext:value-type="float">
            <text:p>0.706287187982934</text:p>
          </table:table-cell>
          <table:table-cell office:value-type="float" office:value="0.709469114408501" calcext:value-type="float">
            <text:p>0.709469114408501</text:p>
          </table:table-cell>
          <table:table-cell office:value-type="float" office:value="0.710181440172771" calcext:value-type="float">
            <text:p>0.710181440172771</text:p>
          </table:table-cell>
          <table:table-cell office:value-type="float" office:value="0.713346738848156" calcext:value-type="float">
            <text:p>0.713346738848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mae</text:p>
          </table:table-cell>
          <table:table-cell office:value-type="float" office:value="0.850206740876652" calcext:value-type="float">
            <text:p>0.850206740876652</text:p>
          </table:table-cell>
          <table:table-cell office:value-type="float" office:value="0.846233745564207" calcext:value-type="float">
            <text:p>0.846233745564207</text:p>
          </table:table-cell>
          <table:table-cell office:value-type="float" office:value="0.845829198239042" calcext:value-type="float">
            <text:p>0.845829198239042</text:p>
          </table:table-cell>
          <table:table-cell office:value-type="float" office:value="0.844755599963091" calcext:value-type="float">
            <text:p>0.844755599963091</text:p>
          </table:table-cell>
          <table:table-cell table:number-columns-repeated="4"/>
          <table:table-cell office:value-type="float" office:value="0.798836537590366" calcext:value-type="float">
            <text:p>0.798836537590366</text:p>
          </table:table-cell>
          <table:table-cell office:value-type="float" office:value="0.796217250319168" calcext:value-type="float">
            <text:p>0.796217250319168</text:p>
          </table:table-cell>
          <table:table-cell office:value-type="float" office:value="0.792701597715283" calcext:value-type="float">
            <text:p>0.792701597715283</text:p>
          </table:table-cell>
          <table:table-cell office:value-type="float" office:value="0.800864284984835" calcext:value-type="float">
            <text:p>0.800864284984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mae</text:p>
          </table:table-cell>
          <table:table-cell office:value-type="float" office:value="0.879958467555725" calcext:value-type="float">
            <text:p>0.879958467555725</text:p>
          </table:table-cell>
          <table:table-cell office:value-type="float" office:value="0.876029694890281" calcext:value-type="float">
            <text:p>0.876029694890281</text:p>
          </table:table-cell>
          <table:table-cell office:value-type="float" office:value="0.875958415832632" calcext:value-type="float">
            <text:p>0.875958415832632</text:p>
          </table:table-cell>
          <table:table-cell office:value-type="float" office:value="0.874631240159657" calcext:value-type="float">
            <text:p>0.874631240159657</text:p>
          </table:table-cell>
          <table:table-cell table:number-columns-repeated="4"/>
          <table:table-cell office:value-type="float" office:value="0.795178427665813" calcext:value-type="float">
            <text:p>0.795178427665813</text:p>
          </table:table-cell>
          <table:table-cell office:value-type="float" office:value="0.804131034355605" calcext:value-type="float">
            <text:p>0.804131034355605</text:p>
          </table:table-cell>
          <table:table-cell office:value-type="float" office:value="0.806075221692619" calcext:value-type="float">
            <text:p>0.806075221692619</text:p>
          </table:table-cell>
          <table:table-cell office:value-type="float" office:value="0.812173796389031" calcext:value-type="float">
            <text:p>0.812173796389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mae</text:p>
          </table:table-cell>
          <table:table-cell office:value-type="float" office:value="0.969002473005868" calcext:value-type="float">
            <text:p>0.969002473005868</text:p>
          </table:table-cell>
          <table:table-cell office:value-type="float" office:value="0.965585942134327" calcext:value-type="float">
            <text:p>0.965585942134327</text:p>
          </table:table-cell>
          <table:table-cell office:value-type="float" office:value="0.965077451655376" calcext:value-type="float">
            <text:p>0.965077451655376</text:p>
          </table:table-cell>
          <table:table-cell office:value-type="float" office:value="0.964508200827437" calcext:value-type="float">
            <text:p>0.964508200827437</text:p>
          </table:table-cell>
          <table:table-cell table:number-columns-repeated="4"/>
          <table:table-cell office:value-type="float" office:value="0.911270386647358" calcext:value-type="float">
            <text:p>0.911270386647358</text:p>
          </table:table-cell>
          <table:table-cell office:value-type="float" office:value="0.914627887941816" calcext:value-type="float">
            <text:p>0.914627887941816</text:p>
          </table:table-cell>
          <table:table-cell office:value-type="float" office:value="0.919262349639078" calcext:value-type="float">
            <text:p>0.919262349639078</text:p>
          </table:table-cell>
          <table:table-cell office:value-type="float" office:value="0.924713871769057" calcext:value-type="float">
            <text:p>0.924713871769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se</text:p>
          </table:table-cell>
          <table:table-cell office:value-type="float" office:value="0.566250643860187" calcext:value-type="float">
            <text:p>0.566250643860187</text:p>
          </table:table-cell>
          <table:table-cell office:value-type="float" office:value="0.566682586359713" calcext:value-type="float">
            <text:p>0.566682586359713</text:p>
          </table:table-cell>
          <table:table-cell office:value-type="float" office:value="0.566666295673888" calcext:value-type="float">
            <text:p>0.566666295673888</text:p>
          </table:table-cell>
          <table:table-cell office:value-type="float" office:value="0.566724729336115" calcext:value-type="float">
            <text:p>0.566724729336115</text:p>
          </table:table-cell>
          <table:table-cell table:number-columns-repeated="4"/>
          <table:table-cell office:value-type="float" office:value="0.565630800279357" calcext:value-type="float">
            <text:p>0.565630800279357</text:p>
          </table:table-cell>
          <table:table-cell office:value-type="float" office:value="0.565723243964604" calcext:value-type="float">
            <text:p>0.565723243964604</text:p>
          </table:table-cell>
          <table:table-cell office:value-type="float" office:value="0.565718963633818" calcext:value-type="float">
            <text:p>0.565718963633818</text:p>
          </table:table-cell>
          <table:table-cell office:value-type="float" office:value="0.565659187521583" calcext:value-type="float">
            <text:p>0.56565918752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se</text:p>
          </table:table-cell>
          <table:table-cell office:value-type="float" office:value="0.566815998807471" calcext:value-type="float">
            <text:p>0.566815998807471</text:p>
          </table:table-cell>
          <table:table-cell office:value-type="float" office:value="0.566847242177509" calcext:value-type="float">
            <text:p>0.566847242177509</text:p>
          </table:table-cell>
          <table:table-cell office:value-type="float" office:value="0.566867325220569" calcext:value-type="float">
            <text:p>0.566867325220569</text:p>
          </table:table-cell>
          <table:table-cell office:value-type="float" office:value="0.566972785850257" calcext:value-type="float">
            <text:p>0.566972785850257</text:p>
          </table:table-cell>
          <table:table-cell table:number-columns-repeated="4"/>
          <table:table-cell office:value-type="float" office:value="0.563857250487857" calcext:value-type="float">
            <text:p>0.563857250487857</text:p>
          </table:table-cell>
          <table:table-cell office:value-type="float" office:value="0.563799857559382" calcext:value-type="float">
            <text:p>0.563799857559382</text:p>
          </table:table-cell>
          <table:table-cell office:value-type="float" office:value="0.563814142247332" calcext:value-type="float">
            <text:p>0.563814142247332</text:p>
          </table:table-cell>
          <table:table-cell office:value-type="float" office:value="0.563775335735975" calcext:value-type="float">
            <text:p>0.563775335735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se</text:p>
          </table:table-cell>
          <table:table-cell office:value-type="float" office:value="0.567971474649202" calcext:value-type="float">
            <text:p>0.567971474649202</text:p>
          </table:table-cell>
          <table:table-cell office:value-type="float" office:value="0.567798052779473" calcext:value-type="float">
            <text:p>0.567798052779473</text:p>
          </table:table-cell>
          <table:table-cell office:value-type="float" office:value="0.56784657599663" calcext:value-type="float">
            <text:p>0.56784657599663</text:p>
          </table:table-cell>
          <table:table-cell office:value-type="float" office:value="0.567931972588871" calcext:value-type="float">
            <text:p>0.567931972588871</text:p>
          </table:table-cell>
          <table:table-cell table:number-columns-repeated="4"/>
          <table:table-cell office:value-type="float" office:value="0.563616836266056" calcext:value-type="float">
            <text:p>0.563616836266056</text:p>
          </table:table-cell>
          <table:table-cell office:value-type="float" office:value="0.563638506595356" calcext:value-type="float">
            <text:p>0.563638506595356</text:p>
          </table:table-cell>
          <table:table-cell office:value-type="float" office:value="0.563635912445173" calcext:value-type="float">
            <text:p>0.563635912445173</text:p>
          </table:table-cell>
          <table:table-cell office:value-type="float" office:value="0.563594262384121" calcext:value-type="float">
            <text:p>0.56359426238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se</text:p>
          </table:table-cell>
          <table:table-cell office:value-type="float" office:value="0.567677287052516" calcext:value-type="float">
            <text:p>0.567677287052516</text:p>
          </table:table-cell>
          <table:table-cell office:value-type="float" office:value="0.56750489358415" calcext:value-type="float">
            <text:p>0.56750489358415</text:p>
          </table:table-cell>
          <table:table-cell office:value-type="float" office:value="0.567527789337251" calcext:value-type="float">
            <text:p>0.567527789337251</text:p>
          </table:table-cell>
          <table:table-cell office:value-type="float" office:value="0.567734013036061" calcext:value-type="float">
            <text:p>0.567734013036061</text:p>
          </table:table-cell>
          <table:table-cell table:number-columns-repeated="4"/>
          <table:table-cell office:value-type="float" office:value="0.564067884550111" calcext:value-type="float">
            <text:p>0.564067884550111</text:p>
          </table:table-cell>
          <table:table-cell office:value-type="float" office:value="0.564007631799234" calcext:value-type="float">
            <text:p>0.564007631799234</text:p>
          </table:table-cell>
          <table:table-cell office:value-type="float" office:value="0.56401532570224" calcext:value-type="float">
            <text:p>0.56401532570224</text:p>
          </table:table-cell>
          <table:table-cell office:value-type="float" office:value="0.564015024101172" calcext:value-type="float">
            <text:p>0.564015024101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se</text:p>
          </table:table-cell>
          <table:table-cell office:value-type="float" office:value="0.567040954878948" calcext:value-type="float">
            <text:p>0.567040954878948</text:p>
          </table:table-cell>
          <table:table-cell office:value-type="float" office:value="0.567014613939541" calcext:value-type="float">
            <text:p>0.567014613939541</text:p>
          </table:table-cell>
          <table:table-cell office:value-type="float" office:value="0.566967432055664" calcext:value-type="float">
            <text:p>0.566967432055664</text:p>
          </table:table-cell>
          <table:table-cell office:value-type="float" office:value="0.567044429332043" calcext:value-type="float">
            <text:p>0.567044429332043</text:p>
          </table:table-cell>
          <table:table-cell table:number-columns-repeated="4"/>
          <table:table-cell office:value-type="float" office:value="0.563809787612352" calcext:value-type="float">
            <text:p>0.563809787612352</text:p>
          </table:table-cell>
          <table:table-cell office:value-type="float" office:value="0.563791611509173" calcext:value-type="float">
            <text:p>0.563791611509173</text:p>
          </table:table-cell>
          <table:table-cell office:value-type="float" office:value="0.56368293555775" calcext:value-type="float">
            <text:p>0.56368293555775</text:p>
          </table:table-cell>
          <table:table-cell office:value-type="float" office:value="0.563649642097283" calcext:value-type="float">
            <text:p>0.563649642097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se</text:p>
          </table:table-cell>
          <table:table-cell office:value-type="float" office:value="0.569479457534218" calcext:value-type="float">
            <text:p>0.569479457534218</text:p>
          </table:table-cell>
          <table:table-cell office:value-type="float" office:value="0.569563819505622" calcext:value-type="float">
            <text:p>0.569563819505622</text:p>
          </table:table-cell>
          <table:table-cell office:value-type="float" office:value="0.569593917180659" calcext:value-type="float">
            <text:p>0.569593917180659</text:p>
          </table:table-cell>
          <table:table-cell office:value-type="float" office:value="0.569641439020281" calcext:value-type="float">
            <text:p>0.569641439020281</text:p>
          </table:table-cell>
          <table:table-cell table:number-columns-repeated="4"/>
          <table:table-cell office:value-type="float" office:value="0.564684419558153" calcext:value-type="float">
            <text:p>0.564684419558153</text:p>
          </table:table-cell>
          <table:table-cell office:value-type="float" office:value="0.56466773016924" calcext:value-type="float">
            <text:p>0.56466773016924</text:p>
          </table:table-cell>
          <table:table-cell office:value-type="float" office:value="0.5646537158855" calcext:value-type="float">
            <text:p>0.5646537158855</text:p>
          </table:table-cell>
          <table:table-cell office:value-type="float" office:value="0.564489371504307" calcext:value-type="float">
            <text:p>0.56448937150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se</text:p>
          </table:table-cell>
          <table:table-cell office:value-type="float" office:value="0.581534552207577" calcext:value-type="float">
            <text:p>0.581534552207577</text:p>
          </table:table-cell>
          <table:table-cell office:value-type="float" office:value="0.58173434982831" calcext:value-type="float">
            <text:p>0.58173434982831</text:p>
          </table:table-cell>
          <table:table-cell office:value-type="float" office:value="0.581703716779618" calcext:value-type="float">
            <text:p>0.581703716779618</text:p>
          </table:table-cell>
          <table:table-cell office:value-type="float" office:value="0.581682317956367" calcext:value-type="float">
            <text:p>0.581682317956367</text:p>
          </table:table-cell>
          <table:table-cell table:number-columns-repeated="4"/>
          <table:table-cell office:value-type="float" office:value="0.576963082694949" calcext:value-type="float">
            <text:p>0.576963082694949</text:p>
          </table:table-cell>
          <table:table-cell office:value-type="float" office:value="0.576860059359445" calcext:value-type="float">
            <text:p>0.576860059359445</text:p>
          </table:table-cell>
          <table:table-cell office:value-type="float" office:value="0.576859308077028" calcext:value-type="float">
            <text:p>0.576859308077028</text:p>
          </table:table-cell>
          <table:table-cell office:value-type="float" office:value="0.576711022544127" calcext:value-type="float">
            <text:p>0.57671102254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se</text:p>
          </table:table-cell>
          <table:table-cell office:value-type="float" office:value="0.582257994099138" calcext:value-type="float">
            <text:p>0.582257994099138</text:p>
          </table:table-cell>
          <table:table-cell office:value-type="float" office:value="0.582391726993824" calcext:value-type="float">
            <text:p>0.582391726993824</text:p>
          </table:table-cell>
          <table:table-cell office:value-type="float" office:value="0.582415032936062" calcext:value-type="float">
            <text:p>0.582415032936062</text:p>
          </table:table-cell>
          <table:table-cell office:value-type="float" office:value="0.582264414534157" calcext:value-type="float">
            <text:p>0.582264414534157</text:p>
          </table:table-cell>
          <table:table-cell table:number-columns-repeated="4"/>
          <table:table-cell office:value-type="float" office:value="0.576801914730453" calcext:value-type="float">
            <text:p>0.576801914730453</text:p>
          </table:table-cell>
          <table:table-cell office:value-type="float" office:value="0.576550750828602" calcext:value-type="float">
            <text:p>0.576550750828602</text:p>
          </table:table-cell>
          <table:table-cell office:value-type="float" office:value="0.576520046638207" calcext:value-type="float">
            <text:p>0.576520046638207</text:p>
          </table:table-cell>
          <table:table-cell office:value-type="float" office:value="0.576370138405342" calcext:value-type="float">
            <text:p>0.576370138405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se</text:p>
          </table:table-cell>
          <table:table-cell office:value-type="float" office:value="0.586047893771601" calcext:value-type="float">
            <text:p>0.586047893771601</text:p>
          </table:table-cell>
          <table:table-cell office:value-type="float" office:value="0.586140686871703" calcext:value-type="float">
            <text:p>0.586140686871703</text:p>
          </table:table-cell>
          <table:table-cell office:value-type="float" office:value="0.586141016791662" calcext:value-type="float">
            <text:p>0.586141016791662</text:p>
          </table:table-cell>
          <table:table-cell office:value-type="float" office:value="0.58615329493126" calcext:value-type="float">
            <text:p>0.58615329493126</text:p>
          </table:table-cell>
          <table:table-cell table:number-columns-repeated="4"/>
          <table:table-cell office:value-type="float" office:value="0.580510980700213" calcext:value-type="float">
            <text:p>0.580510980700213</text:p>
          </table:table-cell>
          <table:table-cell office:value-type="float" office:value="0.580201063694925" calcext:value-type="float">
            <text:p>0.580201063694925</text:p>
          </table:table-cell>
          <table:table-cell office:value-type="float" office:value="0.580251343465046" calcext:value-type="float">
            <text:p>0.580251343465046</text:p>
          </table:table-cell>
          <table:table-cell office:value-type="float" office:value="0.580123497513653" calcext:value-type="float">
            <text:p>0.580123497513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se</text:p>
          </table:table-cell>
          <table:table-cell office:value-type="float" office:value="0.586096577668648" calcext:value-type="float">
            <text:p>0.586096577668648</text:p>
          </table:table-cell>
          <table:table-cell office:value-type="float" office:value="0.586184339327107" calcext:value-type="float">
            <text:p>0.586184339327107</text:p>
          </table:table-cell>
          <table:table-cell office:value-type="float" office:value="0.586175308282748" calcext:value-type="float">
            <text:p>0.586175308282748</text:p>
          </table:table-cell>
          <table:table-cell office:value-type="float" office:value="0.586194479942163" calcext:value-type="float">
            <text:p>0.586194479942163</text:p>
          </table:table-cell>
          <table:table-cell table:number-columns-repeated="4"/>
          <table:table-cell office:value-type="float" office:value="0.581754008625616" calcext:value-type="float">
            <text:p>0.581754008625616</text:p>
          </table:table-cell>
          <table:table-cell office:value-type="float" office:value="0.581354933550057" calcext:value-type="float">
            <text:p>0.581354933550057</text:p>
          </table:table-cell>
          <table:table-cell office:value-type="float" office:value="0.581346991123571" calcext:value-type="float">
            <text:p>0.581346991123571</text:p>
          </table:table-cell>
          <table:table-cell office:value-type="float" office:value="0.581105518893745" calcext:value-type="float">
            <text:p>0.581105518893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se</text:p>
          </table:table-cell>
          <table:table-cell office:value-type="float" office:value="0.586160379489585" calcext:value-type="float">
            <text:p>0.586160379489585</text:p>
          </table:table-cell>
          <table:table-cell office:value-type="float" office:value="0.586117737223133" calcext:value-type="float">
            <text:p>0.586117737223133</text:p>
          </table:table-cell>
          <table:table-cell office:value-type="float" office:value="0.586121164170685" calcext:value-type="float">
            <text:p>0.586121164170685</text:p>
          </table:table-cell>
          <table:table-cell office:value-type="float" office:value="0.586194316882871" calcext:value-type="float">
            <text:p>0.586194316882871</text:p>
          </table:table-cell>
          <table:table-cell table:number-columns-repeated="4"/>
          <table:table-cell office:value-type="float" office:value="0.582032858404344" calcext:value-type="float">
            <text:p>0.582032858404344</text:p>
          </table:table-cell>
          <table:table-cell office:value-type="float" office:value="0.582084309515067" calcext:value-type="float">
            <text:p>0.582084309515067</text:p>
          </table:table-cell>
          <table:table-cell office:value-type="float" office:value="0.582000427144071" calcext:value-type="float">
            <text:p>0.582000427144071</text:p>
          </table:table-cell>
          <table:table-cell office:value-type="float" office:value="0.582435895638487" calcext:value-type="float">
            <text:p>0.582435895638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se</text:p>
          </table:table-cell>
          <table:table-cell office:value-type="float" office:value="0.584808389150247" calcext:value-type="float">
            <text:p>0.584808389150247</text:p>
          </table:table-cell>
          <table:table-cell office:value-type="float" office:value="0.584766044288626" calcext:value-type="float">
            <text:p>0.584766044288626</text:p>
          </table:table-cell>
          <table:table-cell office:value-type="float" office:value="0.584764239583579" calcext:value-type="float">
            <text:p>0.584764239583579</text:p>
          </table:table-cell>
          <table:table-cell office:value-type="float" office:value="0.584799295205922" calcext:value-type="float">
            <text:p>0.584799295205922</text:p>
          </table:table-cell>
          <table:table-cell table:number-columns-repeated="4"/>
          <table:table-cell office:value-type="float" office:value="0.582732277432438" calcext:value-type="float">
            <text:p>0.582732277432438</text:p>
          </table:table-cell>
          <table:table-cell office:value-type="float" office:value="0.582863819226027" calcext:value-type="float">
            <text:p>0.582863819226027</text:p>
          </table:table-cell>
          <table:table-cell office:value-type="float" office:value="0.582757515705969" calcext:value-type="float">
            <text:p>0.582757515705969</text:p>
          </table:table-cell>
          <table:table-cell office:value-type="float" office:value="0.583213661781259" calcext:value-type="float">
            <text:p>0.583213661781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se</text:p>
          </table:table-cell>
          <table:table-cell office:value-type="float" office:value="0.589304299171994" calcext:value-type="float">
            <text:p>0.589304299171994</text:p>
          </table:table-cell>
          <table:table-cell office:value-type="float" office:value="0.589157031037382" calcext:value-type="float">
            <text:p>0.589157031037382</text:p>
          </table:table-cell>
          <table:table-cell office:value-type="float" office:value="0.589138201127483" calcext:value-type="float">
            <text:p>0.589138201127483</text:p>
          </table:table-cell>
          <table:table-cell office:value-type="float" office:value="0.589173926218171" calcext:value-type="float">
            <text:p>0.589173926218171</text:p>
          </table:table-cell>
          <table:table-cell table:number-columns-repeated="4"/>
          <table:table-cell office:value-type="float" office:value="0.586674193109278" calcext:value-type="float">
            <text:p>0.586674193109278</text:p>
          </table:table-cell>
          <table:table-cell office:value-type="float" office:value="0.586031460555357" calcext:value-type="float">
            <text:p>0.586031460555357</text:p>
          </table:table-cell>
          <table:table-cell office:value-type="float" office:value="0.585635083508015" calcext:value-type="float">
            <text:p>0.585635083508015</text:p>
          </table:table-cell>
          <table:table-cell office:value-type="float" office:value="0.585679896830083" calcext:value-type="float">
            <text:p>0.58567989683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se</text:p>
          </table:table-cell>
          <table:table-cell office:value-type="float" office:value="0.616581263340404" calcext:value-type="float">
            <text:p>0.616581263340404</text:p>
          </table:table-cell>
          <table:table-cell office:value-type="float" office:value="0.613607156441921" calcext:value-type="float">
            <text:p>0.613607156441921</text:p>
          </table:table-cell>
          <table:table-cell office:value-type="float" office:value="0.613511850581665" calcext:value-type="float">
            <text:p>0.613511850581665</text:p>
          </table:table-cell>
          <table:table-cell office:value-type="float" office:value="0.612958842544392" calcext:value-type="float">
            <text:p>0.612958842544392</text:p>
          </table:table-cell>
          <table:table-cell table:number-columns-repeated="4"/>
          <table:table-cell office:value-type="float" office:value="0.60365702912809" calcext:value-type="float">
            <text:p>0.60365702912809</text:p>
          </table:table-cell>
          <table:table-cell office:value-type="float" office:value="0.602852867195778" calcext:value-type="float">
            <text:p>0.602852867195778</text:p>
          </table:table-cell>
          <table:table-cell office:value-type="float" office:value="0.602731812267662" calcext:value-type="float">
            <text:p>0.602731812267662</text:p>
          </table:table-cell>
          <table:table-cell office:value-type="float" office:value="0.603132052795028" calcext:value-type="float">
            <text:p>0.603132052795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se</text:p>
          </table:table-cell>
          <table:table-cell office:value-type="float" office:value="0.613036424172749" calcext:value-type="float">
            <text:p>0.613036424172749</text:p>
          </table:table-cell>
          <table:table-cell office:value-type="float" office:value="0.609826997215698" calcext:value-type="float">
            <text:p>0.609826997215698</text:p>
          </table:table-cell>
          <table:table-cell office:value-type="float" office:value="0.609864080978893" calcext:value-type="float">
            <text:p>0.609864080978893</text:p>
          </table:table-cell>
          <table:table-cell office:value-type="float" office:value="0.608898203286199" calcext:value-type="float">
            <text:p>0.608898203286199</text:p>
          </table:table-cell>
          <table:table-cell table:number-columns-repeated="4"/>
          <table:table-cell office:value-type="float" office:value="0.616579377823254" calcext:value-type="float">
            <text:p>0.616579377823254</text:p>
          </table:table-cell>
          <table:table-cell office:value-type="float" office:value="0.61608041268528" calcext:value-type="float">
            <text:p>0.61608041268528</text:p>
          </table:table-cell>
          <table:table-cell office:value-type="float" office:value="0.61399771692754" calcext:value-type="float">
            <text:p>0.61399771692754</text:p>
          </table:table-cell>
          <table:table-cell office:value-type="float" office:value="0.615246945984171" calcext:value-type="float">
            <text:p>0.615246945984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se</text:p>
          </table:table-cell>
          <table:table-cell office:value-type="float" office:value="0.674123917567221" calcext:value-type="float">
            <text:p>0.674123917567221</text:p>
          </table:table-cell>
          <table:table-cell office:value-type="float" office:value="0.673225883677662" calcext:value-type="float">
            <text:p>0.673225883677662</text:p>
          </table:table-cell>
          <table:table-cell office:value-type="float" office:value="0.672966631864885" calcext:value-type="float">
            <text:p>0.672966631864885</text:p>
          </table:table-cell>
          <table:table-cell office:value-type="float" office:value="0.672939147911586" calcext:value-type="float">
            <text:p>0.672939147911586</text:p>
          </table:table-cell>
          <table:table-cell table:number-columns-repeated="4"/>
          <table:table-cell office:value-type="float" office:value="0.64072343475419" calcext:value-type="float">
            <text:p>0.64072343475419</text:p>
          </table:table-cell>
          <table:table-cell office:value-type="float" office:value="0.63948483229697" calcext:value-type="float">
            <text:p>0.63948483229697</text:p>
          </table:table-cell>
          <table:table-cell office:value-type="float" office:value="0.63905833640183" calcext:value-type="float">
            <text:p>0.63905833640183</text:p>
          </table:table-cell>
          <table:table-cell office:value-type="float" office:value="0.638487970399792" calcext:value-type="float">
            <text:p>0.63848797039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se</text:p>
          </table:table-cell>
          <table:table-cell office:value-type="float" office:value="0.681697210094738" calcext:value-type="float">
            <text:p>0.681697210094738</text:p>
          </table:table-cell>
          <table:table-cell office:value-type="float" office:value="0.676106919113931" calcext:value-type="float">
            <text:p>0.676106919113931</text:p>
          </table:table-cell>
          <table:table-cell office:value-type="float" office:value="0.67592916405063" calcext:value-type="float">
            <text:p>0.67592916405063</text:p>
          </table:table-cell>
          <table:table-cell office:value-type="float" office:value="0.674752592380215" calcext:value-type="float">
            <text:p>0.674752592380215</text:p>
          </table:table-cell>
          <table:table-cell table:number-columns-repeated="4"/>
          <table:table-cell office:value-type="float" office:value="0.671594133228805" calcext:value-type="float">
            <text:p>0.671594133228805</text:p>
          </table:table-cell>
          <table:table-cell office:value-type="float" office:value="0.669667825304819" calcext:value-type="float">
            <text:p>0.669667825304819</text:p>
          </table:table-cell>
          <table:table-cell office:value-type="float" office:value="0.668958619902207" calcext:value-type="float">
            <text:p>0.668958619902207</text:p>
          </table:table-cell>
          <table:table-cell office:value-type="float" office:value="0.669963646175692" calcext:value-type="float">
            <text:p>0.669963646175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se</text:p>
          </table:table-cell>
          <table:table-cell office:value-type="float" office:value="0.716737458517459" calcext:value-type="float">
            <text:p>0.716737458517459</text:p>
          </table:table-cell>
          <table:table-cell office:value-type="float" office:value="0.707831462124709" calcext:value-type="float">
            <text:p>0.707831462124709</text:p>
          </table:table-cell>
          <table:table-cell office:value-type="float" office:value="0.707693364064253" calcext:value-type="float">
            <text:p>0.707693364064253</text:p>
          </table:table-cell>
          <table:table-cell office:value-type="float" office:value="0.705696513570876" calcext:value-type="float">
            <text:p>0.705696513570876</text:p>
          </table:table-cell>
          <table:table-cell table:number-columns-repeated="4"/>
          <table:table-cell office:value-type="float" office:value="0.675856551795447" calcext:value-type="float">
            <text:p>0.675856551795447</text:p>
          </table:table-cell>
          <table:table-cell office:value-type="float" office:value="0.681395983635314" calcext:value-type="float">
            <text:p>0.681395983635314</text:p>
          </table:table-cell>
          <table:table-cell office:value-type="float" office:value="0.678461795441484" calcext:value-type="float">
            <text:p>0.678461795441484</text:p>
          </table:table-cell>
          <table:table-cell office:value-type="float" office:value="0.676631660294885" calcext:value-type="float">
            <text:p>0.676631660294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se</text:p>
          </table:table-cell>
          <table:table-cell office:value-type="float" office:value="0.807714569551352" calcext:value-type="float">
            <text:p>0.807714569551352</text:p>
          </table:table-cell>
          <table:table-cell office:value-type="float" office:value="0.799449709285863" calcext:value-type="float">
            <text:p>0.799449709285863</text:p>
          </table:table-cell>
          <table:table-cell office:value-type="float" office:value="0.799062120244159" calcext:value-type="float">
            <text:p>0.799062120244159</text:p>
          </table:table-cell>
          <table:table-cell office:value-type="float" office:value="0.797346907151245" calcext:value-type="float">
            <text:p>0.797346907151245</text:p>
          </table:table-cell>
          <table:table-cell table:number-columns-repeated="4"/>
          <table:table-cell office:value-type="float" office:value="0.78365035905537" calcext:value-type="float">
            <text:p>0.78365035905537</text:p>
          </table:table-cell>
          <table:table-cell office:value-type="float" office:value="0.784750378213282" calcext:value-type="float">
            <text:p>0.784750378213282</text:p>
          </table:table-cell>
          <table:table-cell office:value-type="float" office:value="0.775278067943394" calcext:value-type="float">
            <text:p>0.775278067943394</text:p>
          </table:table-cell>
          <table:table-cell office:value-type="float" office:value="0.783506703694108" calcext:value-type="float">
            <text:p>0.78350670369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se</text:p>
          </table:table-cell>
          <table:table-cell office:value-type="float" office:value="0.860970246981431" calcext:value-type="float">
            <text:p>0.860970246981431</text:p>
          </table:table-cell>
          <table:table-cell office:value-type="float" office:value="0.851706030640684" calcext:value-type="float">
            <text:p>0.851706030640684</text:p>
          </table:table-cell>
          <table:table-cell office:value-type="float" office:value="0.851425389947063" calcext:value-type="float">
            <text:p>0.851425389947063</text:p>
          </table:table-cell>
          <table:table-cell office:value-type="float" office:value="0.849224359629817" calcext:value-type="float">
            <text:p>0.849224359629817</text:p>
          </table:table-cell>
          <table:table-cell table:number-columns-repeated="4"/>
          <table:table-cell office:value-type="float" office:value="0.801847796705893" calcext:value-type="float">
            <text:p>0.801847796705893</text:p>
          </table:table-cell>
          <table:table-cell office:value-type="float" office:value="0.814073254609115" calcext:value-type="float">
            <text:p>0.814073254609115</text:p>
          </table:table-cell>
          <table:table-cell office:value-type="float" office:value="0.810218837363363" calcext:value-type="float">
            <text:p>0.810218837363363</text:p>
          </table:table-cell>
          <table:table-cell office:value-type="float" office:value="0.808408715758573" calcext:value-type="float">
            <text:p>0.808408715758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se</text:p>
          </table:table-cell>
          <table:table-cell office:value-type="float" office:value="0.894203003123138" calcext:value-type="float">
            <text:p>0.894203003123138</text:p>
          </table:table-cell>
          <table:table-cell office:value-type="float" office:value="0.88451861462757" calcext:value-type="float">
            <text:p>0.88451861462757</text:p>
          </table:table-cell>
          <table:table-cell office:value-type="float" office:value="0.884286299807189" calcext:value-type="float">
            <text:p>0.884286299807189</text:p>
          </table:table-cell>
          <table:table-cell office:value-type="float" office:value="0.882278340558994" calcext:value-type="float">
            <text:p>0.882278340558994</text:p>
          </table:table-cell>
          <table:table-cell table:number-columns-repeated="4"/>
          <table:table-cell office:value-type="float" office:value="0.869849447490213" calcext:value-type="float">
            <text:p>0.869849447490213</text:p>
          </table:table-cell>
          <table:table-cell office:value-type="float" office:value="0.880936869710056" calcext:value-type="float">
            <text:p>0.880936869710056</text:p>
          </table:table-cell>
          <table:table-cell office:value-type="float" office:value="0.874685200125955" calcext:value-type="float">
            <text:p>0.874685200125955</text:p>
          </table:table-cell>
          <table:table-cell office:value-type="float" office:value="0.876770489548941" calcext:value-type="float">
            <text:p>0.876770489548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se</text:p>
          </table:table-cell>
          <table:table-cell office:value-type="float" office:value="0.977755823032016" calcext:value-type="float">
            <text:p>0.977755823032016</text:p>
          </table:table-cell>
          <table:table-cell office:value-type="float" office:value="0.968792691691235" calcext:value-type="float">
            <text:p>0.968792691691235</text:p>
          </table:table-cell>
          <table:table-cell office:value-type="float" office:value="0.968562946615053" calcext:value-type="float">
            <text:p>0.968562946615053</text:p>
          </table:table-cell>
          <table:table-cell office:value-type="float" office:value="0.966125228278444" calcext:value-type="float">
            <text:p>0.966125228278444</text:p>
          </table:table-cell>
          <table:table-cell table:number-columns-repeated="4"/>
          <table:table-cell office:value-type="float" office:value="0.913903057258064" calcext:value-type="float">
            <text:p>0.913903057258064</text:p>
          </table:table-cell>
          <table:table-cell office:value-type="float" office:value="0.92873242777779" calcext:value-type="float">
            <text:p>0.92873242777779</text:p>
          </table:table-cell>
          <table:table-cell office:value-type="float" office:value="0.922246823428804" calcext:value-type="float">
            <text:p>0.922246823428804</text:p>
          </table:table-cell>
          <table:table-cell office:value-type="float" office:value="0.92184603545527" calcext:value-type="float">
            <text:p>0.92184603545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se</text:p>
          </table:table-cell>
          <table:table-cell office:value-type="float" office:value="1.0707401704241" calcext:value-type="float">
            <text:p>1.0707401704241</text:p>
          </table:table-cell>
          <table:table-cell office:value-type="float" office:value="1.06304079350162" calcext:value-type="float">
            <text:p>1.06304079350162</text:p>
          </table:table-cell>
          <table:table-cell office:value-type="float" office:value="1.06299772593823" calcext:value-type="float">
            <text:p>1.06299772593823</text:p>
          </table:table-cell>
          <table:table-cell office:value-type="float" office:value="1.06051236710513" calcext:value-type="float">
            <text:p>1.06051236710513</text:p>
          </table:table-cell>
          <table:table-cell table:number-columns-repeated="4"/>
          <table:table-cell office:value-type="float" office:value="1.0306913332174" calcext:value-type="float">
            <text:p>1.0306913332174</text:p>
          </table:table-cell>
          <table:table-cell office:value-type="float" office:value="1.03753085408781" calcext:value-type="float">
            <text:p>1.03753085408781</text:p>
          </table:table-cell>
          <table:table-cell office:value-type="float" office:value="1.02495292904992" calcext:value-type="float">
            <text:p>1.02495292904992</text:p>
          </table:table-cell>
          <table:table-cell office:value-type="float" office:value="1.02911298862441" calcext:value-type="float">
            <text:p>1.02911298862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se</text:p>
          </table:table-cell>
          <table:table-cell office:value-type="float" office:value="1.11460180743213" calcext:value-type="float">
            <text:p>1.11460180743213</text:p>
          </table:table-cell>
          <table:table-cell office:value-type="float" office:value="1.10811868013158" calcext:value-type="float">
            <text:p>1.10811868013158</text:p>
          </table:table-cell>
          <table:table-cell office:value-type="float" office:value="1.10808780868254" calcext:value-type="float">
            <text:p>1.10808780868254</text:p>
          </table:table-cell>
          <table:table-cell office:value-type="float" office:value="1.10595603127979" calcext:value-type="float">
            <text:p>1.10595603127979</text:p>
          </table:table-cell>
          <table:table-cell table:number-columns-repeated="4"/>
          <table:table-cell office:value-type="float" office:value="1.04422397613261" calcext:value-type="float">
            <text:p>1.04422397613261</text:p>
          </table:table-cell>
          <table:table-cell office:value-type="float" office:value="1.06730877878695" calcext:value-type="float">
            <text:p>1.06730877878695</text:p>
          </table:table-cell>
          <table:table-cell office:value-type="float" office:value="1.0588003291896" calcext:value-type="float">
            <text:p>1.0588003291896</text:p>
          </table:table-cell>
          <table:table-cell office:value-type="float" office:value="1.05956013430701" calcext:value-type="float">
            <text:p>1.05956013430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se</text:p>
          </table:table-cell>
          <table:table-cell office:value-type="float" office:value="1.21958453901797" calcext:value-type="float">
            <text:p>1.21958453901797</text:p>
          </table:table-cell>
          <table:table-cell office:value-type="float" office:value="1.2133522535932" calcext:value-type="float">
            <text:p>1.2133522535932</text:p>
          </table:table-cell>
          <table:table-cell office:value-type="float" office:value="1.21286246702079" calcext:value-type="float">
            <text:p>1.21286246702079</text:p>
          </table:table-cell>
          <table:table-cell office:value-type="float" office:value="1.21092601574472" calcext:value-type="float">
            <text:p>1.21092601574472</text:p>
          </table:table-cell>
          <table:table-cell table:number-columns-repeated="4"/>
          <table:table-cell office:value-type="float" office:value="1.1793974506584" calcext:value-type="float">
            <text:p>1.1793974506584</text:p>
          </table:table-cell>
          <table:table-cell office:value-type="float" office:value="1.19667340974245" calcext:value-type="float">
            <text:p>1.19667340974245</text:p>
          </table:table-cell>
          <table:table-cell office:value-type="float" office:value="1.19138346202998" calcext:value-type="float">
            <text:p>1.19138346202998</text:p>
          </table:table-cell>
          <table:table-cell office:value-type="float" office:value="1.19212274657495" calcext:value-type="float">
            <text:p>1.192122746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se</text:p>
          </table:table-cell>
          <table:table-cell office:value-type="float" office:value="11.9230431720046" calcext:value-type="float">
            <text:p>11.9230431720046</text:p>
          </table:table-cell>
          <table:table-cell office:value-type="float" office:value="11.9321382063776" calcext:value-type="float">
            <text:p>11.9321382063776</text:p>
          </table:table-cell>
          <table:table-cell office:value-type="float" office:value="11.9317951876941" calcext:value-type="float">
            <text:p>11.9317951876941</text:p>
          </table:table-cell>
          <table:table-cell office:value-type="float" office:value="11.9330255740698" calcext:value-type="float">
            <text:p>11.9330255740698</text:p>
          </table:table-cell>
          <table:table-cell table:number-columns-repeated="4"/>
          <table:table-cell office:value-type="float" office:value="11.909991669363" calcext:value-type="float">
            <text:p>11.909991669363</text:p>
          </table:table-cell>
          <table:table-cell office:value-type="float" office:value="11.9119381749646" calcext:value-type="float">
            <text:p>11.9119381749646</text:p>
          </table:table-cell>
          <table:table-cell office:value-type="float" office:value="11.9118480477934" calcext:value-type="float">
            <text:p>11.9118480477934</text:p>
          </table:table-cell>
          <table:table-cell office:value-type="float" office:value="11.9105893946253" calcext:value-type="float">
            <text:p>11.9105893946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se</text:p>
          </table:table-cell>
          <table:table-cell office:value-type="float" office:value="11.9349426790709" calcext:value-type="float">
            <text:p>11.9349426790709</text:p>
          </table:table-cell>
          <table:table-cell office:value-type="float" office:value="11.9356005430537" calcext:value-type="float">
            <text:p>11.9356005430537</text:p>
          </table:table-cell>
          <table:table-cell office:value-type="float" office:value="11.9360234139117" calcext:value-type="float">
            <text:p>11.9360234139117</text:p>
          </table:table-cell>
          <table:table-cell office:value-type="float" office:value="11.9382440050257" calcext:value-type="float">
            <text:p>11.9382440050257</text:p>
          </table:table-cell>
          <table:table-cell table:number-columns-repeated="4"/>
          <table:table-cell office:value-type="float" office:value="11.872642935114" calcext:value-type="float">
            <text:p>11.872642935114</text:p>
          </table:table-cell>
          <table:table-cell office:value-type="float" office:value="11.8714344630296" calcext:value-type="float">
            <text:p>11.8714344630296</text:p>
          </table:table-cell>
          <table:table-cell office:value-type="float" office:value="11.8717352430574" calcext:value-type="float">
            <text:p>11.8717352430574</text:p>
          </table:table-cell>
          <table:table-cell office:value-type="float" office:value="11.8709181287036" calcext:value-type="float">
            <text:p>11.8709181287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se</text:p>
          </table:table-cell>
          <table:table-cell office:value-type="float" office:value="11.9592714155041" calcext:value-type="float">
            <text:p>11.9592714155041</text:p>
          </table:table-cell>
          <table:table-cell office:value-type="float" office:value="11.9556198250598" calcext:value-type="float">
            <text:p>11.9556198250598</text:p>
          </table:table-cell>
          <table:table-cell office:value-type="float" office:value="11.9566415353918" calcext:value-type="float">
            <text:p>11.9566415353918</text:p>
          </table:table-cell>
          <table:table-cell office:value-type="float" office:value="11.9584396556675" calcext:value-type="float">
            <text:p>11.9584396556675</text:p>
          </table:table-cell>
          <table:table-cell table:number-columns-repeated="4"/>
          <table:table-cell office:value-type="float" office:value="11.8675796586732" calcext:value-type="float">
            <text:p>11.8675796586732</text:p>
          </table:table-cell>
          <table:table-cell office:value-type="float" office:value="11.8680359515706" calcext:value-type="float">
            <text:p>11.8680359515706</text:p>
          </table:table-cell>
          <table:table-cell office:value-type="float" office:value="11.8679813288518" calcext:value-type="float">
            <text:p>11.8679813288518</text:p>
          </table:table-cell>
          <table:table-cell office:value-type="float" office:value="11.8671043404698" calcext:value-type="float">
            <text:p>11.8671043404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se</text:p>
          </table:table-cell>
          <table:table-cell office:value-type="float" office:value="11.9395843388478" calcext:value-type="float">
            <text:p>11.9395843388478</text:p>
          </table:table-cell>
          <table:table-cell office:value-type="float" office:value="11.9359585000095" calcext:value-type="float">
            <text:p>11.9359585000095</text:p>
          </table:table-cell>
          <table:table-cell office:value-type="float" office:value="11.9364400513793" calcext:value-type="float">
            <text:p>11.9364400513793</text:p>
          </table:table-cell>
          <table:table-cell office:value-type="float" office:value="11.9407774192831" calcext:value-type="float">
            <text:p>11.9407774192831</text:p>
          </table:table-cell>
          <table:table-cell table:number-columns-repeated="4"/>
          <table:table-cell office:value-type="float" office:value="11.8636701415156" calcext:value-type="float">
            <text:p>11.8636701415156</text:p>
          </table:table-cell>
          <table:table-cell office:value-type="float" office:value="11.8624028848944" calcext:value-type="float">
            <text:p>11.8624028848944</text:p>
          </table:table-cell>
          <table:table-cell office:value-type="float" office:value="11.862564705714" calcext:value-type="float">
            <text:p>11.862564705714</text:p>
          </table:table-cell>
          <table:table-cell office:value-type="float" office:value="11.8625583623363" calcext:value-type="float">
            <text:p>11.862558362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se</text:p>
          </table:table-cell>
          <table:table-cell office:value-type="float" office:value="11.9255676862136" calcext:value-type="float">
            <text:p>11.9255676862136</text:p>
          </table:table-cell>
          <table:table-cell office:value-type="float" office:value="11.9250137039075" calcext:value-type="float">
            <text:p>11.9250137039075</text:p>
          </table:table-cell>
          <table:table-cell office:value-type="float" office:value="11.9240214109437" calcext:value-type="float">
            <text:p>11.9240214109437</text:p>
          </table:table-cell>
          <table:table-cell office:value-type="float" office:value="11.9256407582293" calcext:value-type="float">
            <text:p>11.9256407582293</text:p>
          </table:table-cell>
          <table:table-cell table:number-columns-repeated="4"/>
          <table:table-cell office:value-type="float" office:value="11.8576122702745" calcext:value-type="float">
            <text:p>11.8576122702745</text:p>
          </table:table-cell>
          <table:table-cell office:value-type="float" office:value="11.8572300045019" calcext:value-type="float">
            <text:p>11.8572300045019</text:p>
          </table:table-cell>
          <table:table-cell office:value-type="float" office:value="11.8549444157743" calcext:value-type="float">
            <text:p>11.8549444157743</text:p>
          </table:table-cell>
          <table:table-cell office:value-type="float" office:value="11.8542442134117" calcext:value-type="float">
            <text:p>11.854244213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se</text:p>
          </table:table-cell>
          <table:table-cell office:value-type="float" office:value="11.9483561065265" calcext:value-type="float">
            <text:p>11.9483561065265</text:p>
          </table:table-cell>
          <table:table-cell office:value-type="float" office:value="11.9501261209895" calcext:value-type="float">
            <text:p>11.9501261209895</text:p>
          </table:table-cell>
          <table:table-cell office:value-type="float" office:value="11.9507576059966" calcext:value-type="float">
            <text:p>11.9507576059966</text:p>
          </table:table-cell>
          <table:table-cell office:value-type="float" office:value="11.9517546706934" calcext:value-type="float">
            <text:p>11.9517546706934</text:p>
          </table:table-cell>
          <table:table-cell table:number-columns-repeated="4"/>
          <table:table-cell office:value-type="float" office:value="11.8477505086874" calcext:value-type="float">
            <text:p>11.8477505086874</text:p>
          </table:table-cell>
          <table:table-cell office:value-type="float" office:value="11.847400345465" calcext:value-type="float">
            <text:p>11.847400345465</text:p>
          </table:table-cell>
          <table:table-cell office:value-type="float" office:value="11.8471063091297" calcext:value-type="float">
            <text:p>11.8471063091297</text:p>
          </table:table-cell>
          <table:table-cell office:value-type="float" office:value="11.8436581686136" calcext:value-type="float">
            <text:p>11.8436581686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e</text:p>
          </table:table-cell>
          <table:table-cell office:value-type="float" office:value="11.8870305341155" calcext:value-type="float">
            <text:p>11.8870305341155</text:p>
          </table:table-cell>
          <table:table-cell office:value-type="float" office:value="11.8911145569982" calcext:value-type="float">
            <text:p>11.8911145569982</text:p>
          </table:table-cell>
          <table:table-cell office:value-type="float" office:value="11.8904883930261" calcext:value-type="float">
            <text:p>11.8904883930261</text:p>
          </table:table-cell>
          <table:table-cell office:value-type="float" office:value="11.8900509839944" calcext:value-type="float">
            <text:p>11.8900509839944</text:p>
          </table:table-cell>
          <table:table-cell table:number-columns-repeated="4"/>
          <table:table-cell office:value-type="float" office:value="11.7935860474963" calcext:value-type="float">
            <text:p>11.7935860474963</text:p>
          </table:table-cell>
          <table:table-cell office:value-type="float" office:value="11.7914801682665" calcext:value-type="float">
            <text:p>11.7914801682665</text:p>
          </table:table-cell>
          <table:table-cell office:value-type="float" office:value="11.7914648114541" calcext:value-type="float">
            <text:p>11.7914648114541</text:p>
          </table:table-cell>
          <table:table-cell office:value-type="float" office:value="11.7884337367731" calcext:value-type="float">
            <text:p>11.7884337367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e</text:p>
          </table:table-cell>
          <table:table-cell office:value-type="float" office:value="11.8875573088036" calcext:value-type="float">
            <text:p>11.8875573088036</text:p>
          </table:table-cell>
          <table:table-cell office:value-type="float" office:value="11.8902876404877" calcext:value-type="float">
            <text:p>11.8902876404877</text:p>
          </table:table-cell>
          <table:table-cell office:value-type="float" office:value="11.8907634617333" calcext:value-type="float">
            <text:p>11.8907634617333</text:p>
          </table:table-cell>
          <table:table-cell office:value-type="float" office:value="11.8876883903688" calcext:value-type="float">
            <text:p>11.8876883903688</text:p>
          </table:table-cell>
          <table:table-cell table:number-columns-repeated="4"/>
          <table:table-cell office:value-type="float" office:value="11.7761643235051" calcext:value-type="float">
            <text:p>11.7761643235051</text:p>
          </table:table-cell>
          <table:table-cell office:value-type="float" office:value="11.7710364844588" calcext:value-type="float">
            <text:p>11.7710364844588</text:p>
          </table:table-cell>
          <table:table-cell office:value-type="float" office:value="11.7704096183159" calcext:value-type="float">
            <text:p>11.7704096183159</text:p>
          </table:table-cell>
          <table:table-cell office:value-type="float" office:value="11.7673490459797" calcext:value-type="float">
            <text:p>11.7673490459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e</text:p>
          </table:table-cell>
          <table:table-cell office:value-type="float" office:value="11.8489243416673" calcext:value-type="float">
            <text:p>11.8489243416673</text:p>
          </table:table-cell>
          <table:table-cell office:value-type="float" office:value="11.8508004655033" calcext:value-type="float">
            <text:p>11.8508004655033</text:p>
          </table:table-cell>
          <table:table-cell office:value-type="float" office:value="11.8508071359421" calcext:value-type="float">
            <text:p>11.8508071359421</text:p>
          </table:table-cell>
          <table:table-cell office:value-type="float" office:value="11.8510553797268" calcext:value-type="float">
            <text:p>11.8510553797268</text:p>
          </table:table-cell>
          <table:table-cell table:number-columns-repeated="4"/>
          <table:table-cell office:value-type="float" office:value="11.73697706779" calcext:value-type="float">
            <text:p>11.73697706779</text:p>
          </table:table-cell>
          <table:table-cell office:value-type="float" office:value="11.7307110557679" calcext:value-type="float">
            <text:p>11.7307110557679</text:p>
          </table:table-cell>
          <table:table-cell office:value-type="float" office:value="11.7317276300077" calcext:value-type="float">
            <text:p>11.7317276300077</text:p>
          </table:table-cell>
          <table:table-cell office:value-type="float" office:value="11.7291427951818" calcext:value-type="float">
            <text:p>11.729142795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se</text:p>
          </table:table-cell>
          <table:table-cell office:value-type="float" office:value="11.8065956936496" calcext:value-type="float">
            <text:p>11.8065956936496</text:p>
          </table:table-cell>
          <table:table-cell office:value-type="float" office:value="11.8083636043631" calcext:value-type="float">
            <text:p>11.8083636043631</text:p>
          </table:table-cell>
          <table:table-cell office:value-type="float" office:value="11.8081816789032" calcext:value-type="float">
            <text:p>11.8081816789032</text:p>
          </table:table-cell>
          <table:table-cell office:value-type="float" office:value="11.8085678815192" calcext:value-type="float">
            <text:p>11.8085678815192</text:p>
          </table:table-cell>
          <table:table-cell table:number-columns-repeated="4"/>
          <table:table-cell office:value-type="float" office:value="11.7191170102442" calcext:value-type="float">
            <text:p>11.7191170102442</text:p>
          </table:table-cell>
          <table:table-cell office:value-type="float" office:value="11.7110778606432" calcext:value-type="float">
            <text:p>11.7110778606432</text:p>
          </table:table-cell>
          <table:table-cell office:value-type="float" office:value="11.7109178647962" calcext:value-type="float">
            <text:p>11.7109178647962</text:p>
          </table:table-cell>
          <table:table-cell office:value-type="float" office:value="11.7060535385104" calcext:value-type="float">
            <text:p>11.706053538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e</text:p>
          </table:table-cell>
          <table:table-cell office:value-type="float" office:value="11.7475407293031" calcext:value-type="float">
            <text:p>11.7475407293031</text:p>
          </table:table-cell>
          <table:table-cell office:value-type="float" office:value="11.7466861137756" calcext:value-type="float">
            <text:p>11.7466861137756</text:p>
          </table:table-cell>
          <table:table-cell office:value-type="float" office:value="11.7467547949887" calcext:value-type="float">
            <text:p>11.7467547949887</text:p>
          </table:table-cell>
          <table:table-cell office:value-type="float" office:value="11.748220886004" calcext:value-type="float">
            <text:p>11.748220886004</text:p>
          </table:table-cell>
          <table:table-cell table:number-columns-repeated="4"/>
          <table:table-cell office:value-type="float" office:value="11.6648189627754" calcext:value-type="float">
            <text:p>11.6648189627754</text:p>
          </table:table-cell>
          <table:table-cell office:value-type="float" office:value="11.6658501208679" calcext:value-type="float">
            <text:p>11.6658501208679</text:p>
          </table:table-cell>
          <table:table-cell office:value-type="float" office:value="11.6641689912586" calcext:value-type="float">
            <text:p>11.6641689912586</text:p>
          </table:table-cell>
          <table:table-cell office:value-type="float" office:value="11.6728964386493" calcext:value-type="float">
            <text:p>11.6728964386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e</text:p>
          </table:table-cell>
          <table:table-cell office:value-type="float" office:value="11.6845967014313" calcext:value-type="float">
            <text:p>11.6845967014313</text:p>
          </table:table-cell>
          <table:table-cell office:value-type="float" office:value="11.6837506420388" calcext:value-type="float">
            <text:p>11.6837506420388</text:p>
          </table:table-cell>
          <table:table-cell office:value-type="float" office:value="11.683714583646" calcext:value-type="float">
            <text:p>11.683714583646</text:p>
          </table:table-cell>
          <table:table-cell office:value-type="float" office:value="11.6844150024785" calcext:value-type="float">
            <text:p>11.6844150024785</text:p>
          </table:table-cell>
          <table:table-cell table:number-columns-repeated="4"/>
          <table:table-cell office:value-type="float" office:value="11.6431155452444" calcext:value-type="float">
            <text:p>11.6431155452444</text:p>
          </table:table-cell>
          <table:table-cell office:value-type="float" office:value="11.6457437784161" calcext:value-type="float">
            <text:p>11.6457437784161</text:p>
          </table:table-cell>
          <table:table-cell office:value-type="float" office:value="11.6436198113479" calcext:value-type="float">
            <text:p>11.6436198113479</text:p>
          </table:table-cell>
          <table:table-cell office:value-type="float" office:value="11.6527337074984" calcext:value-type="float">
            <text:p>11.6527337074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e</text:p>
          </table:table-cell>
          <table:table-cell office:value-type="float" office:value="11.7363626418065" calcext:value-type="float">
            <text:p>11.7363626418065</text:p>
          </table:table-cell>
          <table:table-cell office:value-type="float" office:value="11.7334297050609" calcext:value-type="float">
            <text:p>11.7334297050609</text:p>
          </table:table-cell>
          <table:table-cell office:value-type="float" office:value="11.7330546956619" calcext:value-type="float">
            <text:p>11.7330546956619</text:p>
          </table:table-cell>
          <table:table-cell office:value-type="float" office:value="11.7337661831231" calcext:value-type="float">
            <text:p>11.7337661831231</text:p>
          </table:table-cell>
          <table:table-cell table:number-columns-repeated="4"/>
          <table:table-cell office:value-type="float" office:value="11.6839824392833" calcext:value-type="float">
            <text:p>11.6839824392833</text:p>
          </table:table-cell>
          <table:table-cell office:value-type="float" office:value="11.6711820196272" calcext:value-type="float">
            <text:p>11.6711820196272</text:p>
          </table:table-cell>
          <table:table-cell office:value-type="float" office:value="11.6632879235261" calcext:value-type="float">
            <text:p>11.6632879235261</text:p>
          </table:table-cell>
          <table:table-cell office:value-type="float" office:value="11.6641804087832" calcext:value-type="float">
            <text:p>11.6641804087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e</text:p>
          </table:table-cell>
          <table:table-cell office:value-type="float" office:value="11.7841966892134" calcext:value-type="float">
            <text:p>11.7841966892134</text:p>
          </table:table-cell>
          <table:table-cell office:value-type="float" office:value="11.7273550971147" calcext:value-type="float">
            <text:p>11.7273550971147</text:p>
          </table:table-cell>
          <table:table-cell office:value-type="float" office:value="11.7255335967389" calcext:value-type="float">
            <text:p>11.7255335967389</text:p>
          </table:table-cell>
          <table:table-cell office:value-type="float" office:value="11.7149644214016" calcext:value-type="float">
            <text:p>11.7149644214016</text:p>
          </table:table-cell>
          <table:table-cell table:number-columns-repeated="4"/>
          <table:table-cell office:value-type="float" office:value="11.5371867213946" calcext:value-type="float">
            <text:p>11.5371867213946</text:p>
          </table:table-cell>
          <table:table-cell office:value-type="float" office:value="11.5218174538807" calcext:value-type="float">
            <text:p>11.5218174538807</text:p>
          </table:table-cell>
          <table:table-cell office:value-type="float" office:value="11.5195038333283" calcext:value-type="float">
            <text:p>11.5195038333283</text:p>
          </table:table-cell>
          <table:table-cell office:value-type="float" office:value="11.5271532923338" calcext:value-type="float">
            <text:p>11.5271532923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e</text:p>
          </table:table-cell>
          <table:table-cell office:value-type="float" office:value="11.6588600891097" calcext:value-type="float">
            <text:p>11.6588600891097</text:p>
          </table:table-cell>
          <table:table-cell office:value-type="float" office:value="11.5978225089872" calcext:value-type="float">
            <text:p>11.5978225089872</text:p>
          </table:table-cell>
          <table:table-cell office:value-type="float" office:value="11.5985277760637" calcext:value-type="float">
            <text:p>11.5985277760637</text:p>
          </table:table-cell>
          <table:table-cell office:value-type="float" office:value="11.5801585039645" calcext:value-type="float">
            <text:p>11.5801585039645</text:p>
          </table:table-cell>
          <table:table-cell table:number-columns-repeated="4"/>
          <table:table-cell office:value-type="float" office:value="11.7262407524515" calcext:value-type="float">
            <text:p>11.7262407524515</text:p>
          </table:table-cell>
          <table:table-cell office:value-type="float" office:value="11.716751324901" calcext:value-type="float">
            <text:p>11.716751324901</text:p>
          </table:table-cell>
          <table:table-cell office:value-type="float" office:value="11.6771421638623" calcext:value-type="float">
            <text:p>11.6771421638623</text:p>
          </table:table-cell>
          <table:table-cell office:value-type="float" office:value="11.7009002738476" calcext:value-type="float">
            <text:p>11.7009002738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e</text:p>
          </table:table-cell>
          <table:table-cell office:value-type="float" office:value="11.5466124922919" calcext:value-type="float">
            <text:p>11.5466124922919</text:p>
          </table:table-cell>
          <table:table-cell office:value-type="float" office:value="11.53123067738" calcext:value-type="float">
            <text:p>11.53123067738</text:p>
          </table:table-cell>
          <table:table-cell office:value-type="float" office:value="11.5267901284809" calcext:value-type="float">
            <text:p>11.5267901284809</text:p>
          </table:table-cell>
          <table:table-cell office:value-type="float" office:value="11.5263193744396" calcext:value-type="float">
            <text:p>11.5263193744396</text:p>
          </table:table-cell>
          <table:table-cell table:number-columns-repeated="4"/>
          <table:table-cell office:value-type="float" office:value="10.9745182199372" calcext:value-type="float">
            <text:p>10.9745182199372</text:p>
          </table:table-cell>
          <table:table-cell office:value-type="float" office:value="10.9533030364482" calcext:value-type="float">
            <text:p>10.9533030364482</text:p>
          </table:table-cell>
          <table:table-cell office:value-type="float" office:value="10.9459978768145" calcext:value-type="float">
            <text:p>10.9459978768145</text:p>
          </table:table-cell>
          <table:table-cell office:value-type="float" office:value="10.9362284634578" calcext:value-type="float">
            <text:p>10.9362284634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mse</text:p>
          </table:table-cell>
          <table:table-cell office:value-type="float" office:value="11.1056286127639" calcext:value-type="float">
            <text:p>11.1056286127639</text:p>
          </table:table-cell>
          <table:table-cell office:value-type="float" office:value="11.0145563675636" calcext:value-type="float">
            <text:p>11.0145563675636</text:p>
          </table:table-cell>
          <table:table-cell office:value-type="float" office:value="11.011660533918" calcext:value-type="float">
            <text:p>11.011660533918</text:p>
          </table:table-cell>
          <table:table-cell office:value-type="float" office:value="10.9924928333401" calcext:value-type="float">
            <text:p>10.9924928333401</text:p>
          </table:table-cell>
          <table:table-cell table:number-columns-repeated="4"/>
          <table:table-cell office:value-type="float" office:value="10.9410379149324" calcext:value-type="float">
            <text:p>10.9410379149324</text:p>
          </table:table-cell>
          <table:table-cell office:value-type="float" office:value="10.9096561517672" calcext:value-type="float">
            <text:p>10.9096561517672</text:p>
          </table:table-cell>
          <table:table-cell office:value-type="float" office:value="10.8981023831805" calcext:value-type="float">
            <text:p>10.8981023831805</text:p>
          </table:table-cell>
          <table:table-cell office:value-type="float" office:value="10.9144754126929" calcext:value-type="float">
            <text:p>10.9144754126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mse</text:p>
          </table:table-cell>
          <table:table-cell office:value-type="float" office:value="11.3547256004189" calcext:value-type="float">
            <text:p>11.3547256004189</text:p>
          </table:table-cell>
          <table:table-cell office:value-type="float" office:value="11.2136346834642" calcext:value-type="float">
            <text:p>11.2136346834642</text:p>
          </table:table-cell>
          <table:table-cell office:value-type="float" office:value="11.2114469010848" calcext:value-type="float">
            <text:p>11.2114469010848</text:p>
          </table:table-cell>
          <table:table-cell office:value-type="float" office:value="11.1798123197637" calcext:value-type="float">
            <text:p>11.1798123197637</text:p>
          </table:table-cell>
          <table:table-cell table:number-columns-repeated="4"/>
          <table:table-cell office:value-type="float" office:value="10.7070805351185" calcext:value-type="float">
            <text:p>10.7070805351185</text:p>
          </table:table-cell>
          <table:table-cell office:value-type="float" office:value="10.794837534249" calcext:value-type="float">
            <text:p>10.794837534249</text:p>
          </table:table-cell>
          <table:table-cell office:value-type="float" office:value="10.7483534257306" calcext:value-type="float">
            <text:p>10.7483534257306</text:p>
          </table:table-cell>
          <table:table-cell office:value-type="float" office:value="10.7193599886577" calcext:value-type="float">
            <text:p>10.7193599886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mse</text:p>
          </table:table-cell>
          <table:table-cell office:value-type="float" office:value="10.9948590521392" calcext:value-type="float">
            <text:p>10.9948590521392</text:p>
          </table:table-cell>
          <table:table-cell office:value-type="float" office:value="10.8823552331785" calcext:value-type="float">
            <text:p>10.8823552331785</text:p>
          </table:table-cell>
          <table:table-cell office:value-type="float" office:value="10.8770792519788" calcext:value-type="float">
            <text:p>10.8770792519788</text:p>
          </table:table-cell>
          <table:table-cell office:value-type="float" office:value="10.8537312440167" calcext:value-type="float">
            <text:p>10.8537312440167</text:p>
          </table:table-cell>
          <table:table-cell table:number-columns-repeated="4"/>
          <table:table-cell office:value-type="float" office:value="10.6672896203394" calcext:value-type="float">
            <text:p>10.6672896203394</text:p>
          </table:table-cell>
          <table:table-cell office:value-type="float" office:value="10.6822634193172" calcext:value-type="float">
            <text:p>10.6822634193172</text:p>
          </table:table-cell>
          <table:table-cell office:value-type="float" office:value="10.5533234196668" calcext:value-type="float">
            <text:p>10.5533234196668</text:p>
          </table:table-cell>
          <table:table-cell office:value-type="float" office:value="10.6653341393951" calcext:value-type="float">
            <text:p>10.6653341393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mse</text:p>
          </table:table-cell>
          <table:table-cell office:value-type="float" office:value="10.4739903669654" calcext:value-type="float">
            <text:p>10.4739903669654</text:p>
          </table:table-cell>
          <table:table-cell office:value-type="float" office:value="10.3612880836395" calcext:value-type="float">
            <text:p>10.3612880836395</text:p>
          </table:table-cell>
          <table:table-cell office:value-type="float" office:value="10.3578739959496" calcext:value-type="float">
            <text:p>10.3578739959496</text:p>
          </table:table-cell>
          <table:table-cell office:value-type="float" office:value="10.3310977276395" calcext:value-type="float">
            <text:p>10.3310977276395</text:p>
          </table:table-cell>
          <table:table-cell table:number-columns-repeated="4"/>
          <table:table-cell office:value-type="float" office:value="9.75474602974415" calcext:value-type="float">
            <text:p>9.75474602974415</text:p>
          </table:table-cell>
          <table:table-cell office:value-type="float" office:value="9.90347280486679" calcext:value-type="float">
            <text:p>9.90347280486679</text:p>
          </table:table-cell>
          <table:table-cell office:value-type="float" office:value="9.85658253282334" calcext:value-type="float">
            <text:p>9.85658253282334</text:p>
          </table:table-cell>
          <table:table-cell office:value-type="float" office:value="9.83456179944948" calcext:value-type="float">
            <text:p>9.83456179944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mse</text:p>
          </table:table-cell>
          <table:table-cell office:value-type="float" office:value="10.1124978536109" calcext:value-type="float">
            <text:p>10.1124978536109</text:p>
          </table:table-cell>
          <table:table-cell office:value-type="float" office:value="10.0029775796542" calcext:value-type="float">
            <text:p>10.0029775796542</text:p>
          </table:table-cell>
          <table:table-cell office:value-type="float" office:value="10.000350342758" calcext:value-type="float">
            <text:p>10.000350342758</text:p>
          </table:table-cell>
          <table:table-cell office:value-type="float" office:value="9.97764243021847" calcext:value-type="float">
            <text:p>9.97764243021847</text:p>
          </table:table-cell>
          <table:table-cell table:number-columns-repeated="4"/>
          <table:table-cell office:value-type="float" office:value="9.83708468880872" calcext:value-type="float">
            <text:p>9.83708468880872</text:p>
          </table:table-cell>
          <table:table-cell office:value-type="float" office:value="9.96247180225906" calcext:value-type="float">
            <text:p>9.96247180225906</text:p>
          </table:table-cell>
          <table:table-cell office:value-type="float" office:value="9.89177197791279" calcext:value-type="float">
            <text:p>9.89177197791279</text:p>
          </table:table-cell>
          <table:table-cell office:value-type="float" office:value="9.91535441360184" calcext:value-type="float">
            <text:p>9.91535441360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mse</text:p>
          </table:table-cell>
          <table:table-cell office:value-type="float" office:value="9.88558437471715" calcext:value-type="float">
            <text:p>9.88558437471715</text:p>
          </table:table-cell>
          <table:table-cell office:value-type="float" office:value="9.79496278081429" calcext:value-type="float">
            <text:p>9.79496278081429</text:p>
          </table:table-cell>
          <table:table-cell office:value-type="float" office:value="9.79263994695151" calcext:value-type="float">
            <text:p>9.79263994695151</text:p>
          </table:table-cell>
          <table:table-cell office:value-type="float" office:value="9.76799343528603" calcext:value-type="float">
            <text:p>9.76799343528603</text:p>
          </table:table-cell>
          <table:table-cell table:number-columns-repeated="4"/>
          <table:table-cell office:value-type="float" office:value="9.24000202302116" calcext:value-type="float">
            <text:p>9.24000202302116</text:p>
          </table:table-cell>
          <table:table-cell office:value-type="float" office:value="9.38993413290326" calcext:value-type="float">
            <text:p>9.38993413290326</text:p>
          </table:table-cell>
          <table:table-cell office:value-type="float" office:value="9.32436153542783" calcext:value-type="float">
            <text:p>9.32436153542783</text:p>
          </table:table-cell>
          <table:table-cell office:value-type="float" office:value="9.32030937512829" calcext:value-type="float">
            <text:p>9.32030937512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mse</text:p>
          </table:table-cell>
          <table:table-cell office:value-type="float" office:value="9.85559610709742" calcext:value-type="float">
            <text:p>9.85559610709742</text:p>
          </table:table-cell>
          <table:table-cell office:value-type="float" office:value="9.7847274208183" calcext:value-type="float">
            <text:p>9.7847274208183</text:p>
          </table:table-cell>
          <table:table-cell office:value-type="float" office:value="9.78433100670977" calcext:value-type="float">
            <text:p>9.78433100670977</text:p>
          </table:table-cell>
          <table:table-cell office:value-type="float" office:value="9.76145459512384" calcext:value-type="float">
            <text:p>9.76145459512384</text:p>
          </table:table-cell>
          <table:table-cell table:number-columns-repeated="4"/>
          <table:table-cell office:value-type="float" office:value="9.48696777412678" calcext:value-type="float">
            <text:p>9.48696777412678</text:p>
          </table:table-cell>
          <table:table-cell office:value-type="float" office:value="9.54992194090488" calcext:value-type="float">
            <text:p>9.54992194090488</text:p>
          </table:table-cell>
          <table:table-cell office:value-type="float" office:value="9.43414880334744" calcext:value-type="float">
            <text:p>9.43414880334744</text:p>
          </table:table-cell>
          <table:table-cell office:value-type="float" office:value="9.47243994818363" calcext:value-type="float">
            <text:p>9.47243994818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mse</text:p>
          </table:table-cell>
          <table:table-cell office:value-type="float" office:value="9.55255103041027" calcext:value-type="float">
            <text:p>9.55255103041027</text:p>
          </table:table-cell>
          <table:table-cell office:value-type="float" office:value="9.49698822406799" calcext:value-type="float">
            <text:p>9.49698822406799</text:p>
          </table:table-cell>
          <table:table-cell office:value-type="float" office:value="9.49672364429575" calcext:value-type="float">
            <text:p>9.49672364429575</text:p>
          </table:table-cell>
          <table:table-cell office:value-type="float" office:value="9.47845352101995" calcext:value-type="float">
            <text:p>9.47845352101995</text:p>
          </table:table-cell>
          <table:table-cell table:number-columns-repeated="4"/>
          <table:table-cell office:value-type="float" office:value="8.94938690451759" calcext:value-type="float">
            <text:p>8.94938690451759</text:p>
          </table:table-cell>
          <table:table-cell office:value-type="float" office:value="9.14723222821265" calcext:value-type="float">
            <text:p>9.14723222821265</text:p>
          </table:table-cell>
          <table:table-cell office:value-type="float" office:value="9.0743116583496" calcext:value-type="float">
            <text:p>9.0743116583496</text:p>
          </table:table-cell>
          <table:table-cell office:value-type="float" office:value="9.08082347010948" calcext:value-type="float">
            <text:p>9.08082347010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aststate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mse</text:p>
          </table:table-cell>
          <table:table-cell office:value-type="float" office:value="9.73160777618786" calcext:value-type="float">
            <text:p>9.73160777618786</text:p>
          </table:table-cell>
          <table:table-cell office:value-type="float" office:value="9.68187759729266" calcext:value-type="float">
            <text:p>9.68187759729266</text:p>
          </table:table-cell>
          <table:table-cell office:value-type="float" office:value="9.67796937226666" calcext:value-type="float">
            <text:p>9.67796937226666</text:p>
          </table:table-cell>
          <table:table-cell office:value-type="float" office:value="9.6625175657756" calcext:value-type="float">
            <text:p>9.6625175657756</text:p>
          </table:table-cell>
          <table:table-cell table:number-columns-repeated="4"/>
          <table:table-cell office:value-type="float" office:value="9.41093711411364" calcext:value-type="float">
            <text:p>9.41093711411364</text:p>
          </table:table-cell>
          <table:table-cell office:value-type="float" office:value="9.54878967979047" calcext:value-type="float">
            <text:p>9.54878967979047</text:p>
          </table:table-cell>
          <table:table-cell office:value-type="float" office:value="9.5065788328608" calcext:value-type="float">
            <text:p>9.5065788328608</text:p>
          </table:table-cell>
          <table:table-cell office:value-type="float" office:value="9.51247791324146" calcext:value-type="float">
            <text:p>9.512477913241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BPI2017.A1:BPI2017.N1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7:23:58.058440858</dc:date>
    <meta:editing-duration>PT2M20S</meta:editing-duration>
    <meta:editing-cycles>1</meta:editing-cycles>
    <meta:generator>LibreOffice/6.0.3.2$Linux_X86_64 LibreOffice_project/00m0$Build-2</meta:generator>
    <meta:document-statistic meta:table-count="1" meta:cell-count="1576" meta:object-count="0"/>
  </office:meta>
</office:document-meta>
</file>